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302cm" svg:y="0.1cm">
            <draw:object draw:notify-on-update-of-ranges="Sheet1.A1:Sheet1.A1 Sheet1.A2:Sheet1.A116 Sheet1.B1:Sheet1.B1 Sheet1.B2:Sheet1.B116 Sheet1.A1:Sheet1.A1 Sheet1.A2:Sheet1.A116 Sheet1.C1:Sheet1.C1 Sheet1.C2:Sheet1.C116 Sheet1.A1:Sheet1.A1 Sheet1.A2:Sheet1.A116 Sheet1.F1:Sheet1.F1 Sheet1.F2:Sheet1.F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mav</text:p>
          </table:table-cell>
          <table:table-cell table:style-name="ce1" office:value-type="string" calcext:value-type="string">
            <text:p>scarto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+RAND()*0.1" office:value-type="float" office:value="0.535739405025253" calcext:value-type="float">
            <text:p>0,535739405025253</text:p>
          </table:table-cell>
          <table:table-cell table:formula="of:=[.B2]" office:value-type="float" office:value="0.535739405025253" calcext:value-type="float">
            <text:p>0,535739405025253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  <table:table-cell table:formula="of:=SQRT([.E2]/([.A2]+1))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0.5+RAND()*0.1" office:value-type="float" office:value="0.573164863376134" calcext:value-type="float">
            <text:p>0,573164863376134</text:p>
          </table:table-cell>
          <table:table-cell table:formula="of:=[.C2]+([.B3]-[.C2])*0.1" office:value-type="float" office:value="0.539481950860341" calcext:value-type="float">
            <text:p>0,539481950860341</text:p>
          </table:table-cell>
          <table:table-cell table:formula="of:=[.B3]-[.C3]" office:value-type="float" office:value="0.0336829125157932" calcext:value-type="float">
            <text:p>0,0336829125157932</text:p>
          </table:table-cell>
          <table:table-cell table:formula="of:=[.E2]+[.D3]*[.D3]" office:value-type="float" office:value="0.00113453859554658" calcext:value-type="float">
            <text:p>0,00113453859554658</text:p>
          </table:table-cell>
          <table:table-cell table:formula="of:=[.E3]/([.A3]+1)" office:value-type="float" office:value="0.000567269297773291" calcext:value-type="float">
            <text:p>0,00056726929777329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0.5+RAND()*0.1" office:value-type="float" office:value="0.580994917273541" calcext:value-type="float">
            <text:p>0,580994917273541</text:p>
          </table:table-cell>
          <table:table-cell table:formula="of:=[.C3]+([.B4]-[.C3])*0.1" office:value-type="float" office:value="0.543633247501661" calcext:value-type="float">
            <text:p>0,543633247501661</text:p>
          </table:table-cell>
          <table:table-cell table:formula="of:=[.B4]-[.C4]" office:value-type="float" office:value="0.0373616697718803" calcext:value-type="float">
            <text:p>0,0373616697718803</text:p>
          </table:table-cell>
          <table:table-cell table:formula="of:=[.E3]+[.D4]*[.D4]" office:value-type="float" office:value="0.00253043296368961" calcext:value-type="float">
            <text:p>0,00253043296368961</text:p>
          </table:table-cell>
          <table:table-cell table:formula="of:=[.E4]/([.A4]+1)" office:value-type="float" office:value="0.000843477654563204" calcext:value-type="float">
            <text:p>0,000843477654563204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.5+RAND()*0.1" office:value-type="float" office:value="0.590725996984804" calcext:value-type="float">
            <text:p>0,590725996984804</text:p>
          </table:table-cell>
          <table:table-cell table:formula="of:=[.C4]+([.B5]-[.C4])*0.1" office:value-type="float" office:value="0.548342522449975" calcext:value-type="float">
            <text:p>0,548342522449975</text:p>
          </table:table-cell>
          <table:table-cell table:formula="of:=[.B5]-[.C5]" office:value-type="float" office:value="0.0423834745348284" calcext:value-type="float">
            <text:p>0,0423834745348284</text:p>
          </table:table-cell>
          <table:table-cell table:formula="of:=[.E4]+[.D5]*[.D5]" office:value-type="float" office:value="0.00432679187733406" calcext:value-type="float">
            <text:p>0,00432679187733406</text:p>
          </table:table-cell>
          <table:table-cell table:formula="of:=[.E5]/([.A5]+1)" office:value-type="float" office:value="0.00108169796933352" calcext:value-type="float">
            <text:p>0,0010816979693335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.5+RAND()*0.1" office:value-type="float" office:value="0.57937612838958" calcext:value-type="float">
            <text:p>0,57937612838958</text:p>
          </table:table-cell>
          <table:table-cell table:formula="of:=[.C5]+([.B6]-[.C5])*0.1" office:value-type="float" office:value="0.551445883043936" calcext:value-type="float">
            <text:p>0,551445883043936</text:p>
          </table:table-cell>
          <table:table-cell table:formula="of:=[.B6]-[.C6]" office:value-type="float" office:value="0.0279302453456438" calcext:value-type="float">
            <text:p>0,0279302453456438</text:p>
          </table:table-cell>
          <table:table-cell table:formula="of:=[.E5]+[.D6]*[.D6]" office:value-type="float" office:value="0.00510689048240192" calcext:value-type="float">
            <text:p>0,00510689048240192</text:p>
          </table:table-cell>
          <table:table-cell table:formula="of:=[.E6]/([.A6]+1)" office:value-type="float" office:value="0.00102137809648038" calcext:value-type="float">
            <text:p>0,00102137809648038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.5+RAND()*0.1" office:value-type="float" office:value="0.545979266704367" calcext:value-type="float">
            <text:p>0,545979266704367</text:p>
          </table:table-cell>
          <table:table-cell table:formula="of:=[.C6]+([.B7]-[.C6])*0.1" office:value-type="float" office:value="0.550899221409979" calcext:value-type="float">
            <text:p>0,550899221409979</text:p>
          </table:table-cell>
          <table:table-cell table:formula="of:=[.B7]-[.C7]" office:value-type="float" office:value="-0.00491995470561157" calcext:value-type="float">
            <text:p>-0,00491995470561157</text:p>
          </table:table-cell>
          <table:table-cell table:formula="of:=[.E6]+[.D7]*[.D7]" office:value-type="float" office:value="0.00513109643670719" calcext:value-type="float">
            <text:p>0,00513109643670719</text:p>
          </table:table-cell>
          <table:table-cell table:formula="of:=[.E7]/([.A7]+1)" office:value-type="float" office:value="0.000855182739451198" calcext:value-type="float">
            <text:p>0,000855182739451198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.5+RAND()*0.1" office:value-type="float" office:value="0.596603406394424" calcext:value-type="float">
            <text:p>0,596603406394424</text:p>
          </table:table-cell>
          <table:table-cell table:formula="of:=[.C7]+([.B8]-[.C7])*0.1" office:value-type="float" office:value="0.555469639908423" calcext:value-type="float">
            <text:p>0,555469639908423</text:p>
          </table:table-cell>
          <table:table-cell table:formula="of:=[.B8]-[.C8]" office:value-type="float" office:value="0.0411337664860005" calcext:value-type="float">
            <text:p>0,0411337664860005</text:p>
          </table:table-cell>
          <table:table-cell table:formula="of:=[.E7]+[.D8]*[.D8]" office:value-type="float" office:value="0.00682308318203201" calcext:value-type="float">
            <text:p>0,00682308318203201</text:p>
          </table:table-cell>
          <table:table-cell table:formula="of:=[.E8]/([.A8]+1)" office:value-type="float" office:value="0.000974726168861715" calcext:value-type="float">
            <text:p>0,000974726168861715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0.5+RAND()*0.1" office:value-type="float" office:value="0.581014768937661" calcext:value-type="float">
            <text:p>0,581014768937661</text:p>
          </table:table-cell>
          <table:table-cell table:formula="of:=[.C8]+([.B9]-[.C8])*0.1" office:value-type="float" office:value="0.558024152811347" calcext:value-type="float">
            <text:p>0,558024152811347</text:p>
          </table:table-cell>
          <table:table-cell table:formula="of:=[.B9]-[.C9]" office:value-type="float" office:value="0.0229906161263143" calcext:value-type="float">
            <text:p>0,0229906161263143</text:p>
          </table:table-cell>
          <table:table-cell table:formula="of:=[.E8]+[.D9]*[.D9]" office:value-type="float" office:value="0.00735165161189955" calcext:value-type="float">
            <text:p>0,00735165161189955</text:p>
          </table:table-cell>
          <table:table-cell table:formula="of:=[.E9]/([.A9]+1)" office:value-type="float" office:value="0.000918956451487444" calcext:value-type="float">
            <text:p>0,000918956451487444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0.5+RAND()*0.1" office:value-type="float" office:value="0.560391134588778" calcext:value-type="float">
            <text:p>0,560391134588778</text:p>
          </table:table-cell>
          <table:table-cell table:formula="of:=[.C9]+([.B10]-[.C9])*0.1" office:value-type="float" office:value="0.55826085098909" calcext:value-type="float">
            <text:p>0,55826085098909</text:p>
          </table:table-cell>
          <table:table-cell table:formula="of:=[.B10]-[.C10]" office:value-type="float" office:value="0.00213028359968748" calcext:value-type="float">
            <text:p>0,00213028359968748</text:p>
          </table:table-cell>
          <table:table-cell table:formula="of:=[.E9]+[.D10]*[.D10]" office:value-type="float" office:value="0.00735618972011465" calcext:value-type="float">
            <text:p>0,00735618972011465</text:p>
          </table:table-cell>
          <table:table-cell table:formula="of:=[.E10]/([.A10]+1)" office:value-type="float" office:value="0.000817354413346072" calcext:value-type="float">
            <text:p>0,00081735441334607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0.5+RAND()*0.1" office:value-type="float" office:value="0.543083241595794" calcext:value-type="float">
            <text:p>0,543083241595794</text:p>
          </table:table-cell>
          <table:table-cell table:formula="of:=[.C10]+([.B11]-[.C10])*0.1" office:value-type="float" office:value="0.556743090049761" calcext:value-type="float">
            <text:p>0,556743090049761</text:p>
          </table:table-cell>
          <table:table-cell table:formula="of:=[.B11]-[.C11]" office:value-type="float" office:value="-0.0136598484539664" calcext:value-type="float">
            <text:p>-0,0136598484539664</text:p>
          </table:table-cell>
          <table:table-cell table:formula="of:=[.E10]+[.D11]*[.D11]" office:value-type="float" office:value="0.00754278117989997" calcext:value-type="float">
            <text:p>0,00754278117989997</text:p>
          </table:table-cell>
          <table:table-cell table:formula="of:=[.E11]/([.A11]+1)" office:value-type="float" office:value="0.000754278117989997" calcext:value-type="float">
            <text:p>0,00075427811798999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0.5+RAND()*0.1" office:value-type="float" office:value="0.518460232724179" calcext:value-type="float">
            <text:p>0,518460232724179</text:p>
          </table:table-cell>
          <table:table-cell table:formula="of:=[.C11]+([.B12]-[.C11])*0.1" office:value-type="float" office:value="0.552914804317203" calcext:value-type="float">
            <text:p>0,552914804317203</text:p>
          </table:table-cell>
          <table:table-cell table:formula="of:=[.B12]-[.C12]" office:value-type="float" office:value="-0.0344545715930238" calcext:value-type="float">
            <text:p>-0,0344545715930238</text:p>
          </table:table-cell>
          <table:table-cell table:formula="of:=[.E11]+[.D12]*[.D12]" office:value-type="float" office:value="0.00872989868355877" calcext:value-type="float">
            <text:p>0,00872989868355877</text:p>
          </table:table-cell>
          <table:table-cell table:formula="of:=[.E12]/([.A12]+1)" office:value-type="float" office:value="0.000793627153050798" calcext:value-type="float">
            <text:p>0,000793627153050798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0.5+RAND()*0.1" office:value-type="float" office:value="0.578408762626851" calcext:value-type="float">
            <text:p>0,578408762626851</text:p>
          </table:table-cell>
          <table:table-cell table:formula="of:=[.C12]+([.B13]-[.C12])*0.1" office:value-type="float" office:value="0.555464200148167" calcext:value-type="float">
            <text:p>0,555464200148167</text:p>
          </table:table-cell>
          <table:table-cell table:formula="of:=[.B13]-[.C13]" office:value-type="float" office:value="0.0229445624786837" calcext:value-type="float">
            <text:p>0,0229445624786837</text:p>
          </table:table-cell>
          <table:table-cell table:formula="of:=[.E12]+[.D13]*[.D13]" office:value-type="float" office:value="0.009256351630897" calcext:value-type="float">
            <text:p>0,009256351630897</text:p>
          </table:table-cell>
          <table:table-cell table:formula="of:=[.E13]/([.A13]+1)" office:value-type="float" office:value="0.000771362635908083" calcext:value-type="float">
            <text:p>0,000771362635908083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.5+RAND()*0.1" office:value-type="float" office:value="0.54558664290478" calcext:value-type="float">
            <text:p>0,54558664290478</text:p>
          </table:table-cell>
          <table:table-cell table:formula="of:=[.C13]+([.B14]-[.C13])*0.1" office:value-type="float" office:value="0.554476444423829" calcext:value-type="float">
            <text:p>0,554476444423829</text:p>
          </table:table-cell>
          <table:table-cell table:formula="of:=[.B14]-[.C14]" office:value-type="float" office:value="-0.00888980151904839" calcext:value-type="float">
            <text:p>-0,00888980151904839</text:p>
          </table:table-cell>
          <table:table-cell table:formula="of:=[.E13]+[.D14]*[.D14]" office:value-type="float" office:value="0.00933538020194507" calcext:value-type="float">
            <text:p>0,00933538020194507</text:p>
          </table:table-cell>
          <table:table-cell table:formula="of:=[.E14]/([.A14]+1)" office:value-type="float" office:value="0.00071810616938039" calcext:value-type="float">
            <text:p>0,00071810616938039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.5+RAND()*0.1" office:value-type="float" office:value="0.544097680742805" calcext:value-type="float">
            <text:p>0,544097680742805</text:p>
          </table:table-cell>
          <table:table-cell table:formula="of:=[.C14]+([.B15]-[.C14])*0.1" office:value-type="float" office:value="0.553438568055726" calcext:value-type="float">
            <text:p>0,553438568055726</text:p>
          </table:table-cell>
          <table:table-cell table:formula="of:=[.B15]-[.C15]" office:value-type="float" office:value="-0.00934088731292093" calcext:value-type="float">
            <text:p>-0,00934088731292093</text:p>
          </table:table-cell>
          <table:table-cell table:formula="of:=[.E14]+[.D15]*[.D15]" office:value-type="float" office:value="0.00942263237773776" calcext:value-type="float">
            <text:p>0,00942263237773776</text:p>
          </table:table-cell>
          <table:table-cell table:formula="of:=[.E15]/([.A15]+1)" office:value-type="float" office:value="0.000673045169838411" calcext:value-type="float">
            <text:p>0,00067304516983841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.5+RAND()*0.1" office:value-type="float" office:value="0.515020223112507" calcext:value-type="float">
            <text:p>0,515020223112507</text:p>
          </table:table-cell>
          <table:table-cell table:formula="of:=[.C15]+([.B16]-[.C15])*0.1" office:value-type="float" office:value="0.549596733561404" calcext:value-type="float">
            <text:p>0,549596733561404</text:p>
          </table:table-cell>
          <table:table-cell table:formula="of:=[.B16]-[.C16]" office:value-type="float" office:value="-0.0345765104488978" calcext:value-type="float">
            <text:p>-0,0345765104488978</text:p>
          </table:table-cell>
          <table:table-cell table:formula="of:=[.E15]+[.D16]*[.D16]" office:value-type="float" office:value="0.0106181674525605" calcext:value-type="float">
            <text:p>0,0106181674525605</text:p>
          </table:table-cell>
          <table:table-cell table:formula="of:=[.E16]/([.A16]+1)" office:value-type="float" office:value="0.0007078778301707" calcext:value-type="float">
            <text:p>0,000707877830170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.5+RAND()*0.1" office:value-type="float" office:value="0.595949980567236" calcext:value-type="float">
            <text:p>0,595949980567236</text:p>
          </table:table-cell>
          <table:table-cell table:formula="of:=[.C16]+([.B17]-[.C16])*0.1" office:value-type="float" office:value="0.554232058261987" calcext:value-type="float">
            <text:p>0,554232058261987</text:p>
          </table:table-cell>
          <table:table-cell table:formula="of:=[.B17]-[.C17]" office:value-type="float" office:value="0.0417179223052482" calcext:value-type="float">
            <text:p>0,0417179223052482</text:p>
          </table:table-cell>
          <table:table-cell table:formula="of:=[.E16]+[.D17]*[.D17]" office:value-type="float" office:value="0.0123585524940272" calcext:value-type="float">
            <text:p>0,0123585524940272</text:p>
          </table:table-cell>
          <table:table-cell table:formula="of:=[.E17]/([.A17]+1)" office:value-type="float" office:value="0.000772409530876701" calcext:value-type="float">
            <text:p>0,00077240953087670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0.5+RAND()*0.1" office:value-type="float" office:value="0.591263642469583" calcext:value-type="float">
            <text:p>0,591263642469583</text:p>
          </table:table-cell>
          <table:table-cell table:formula="of:=[.C17]+([.B18]-[.C17])*0.1" office:value-type="float" office:value="0.557935216682747" calcext:value-type="float">
            <text:p>0,557935216682747</text:p>
          </table:table-cell>
          <table:table-cell table:formula="of:=[.B18]-[.C18]" office:value-type="float" office:value="0.033328425786836" calcext:value-type="float">
            <text:p>0,033328425786836</text:p>
          </table:table-cell>
          <table:table-cell table:formula="of:=[.E17]+[.D18]*[.D18]" office:value-type="float" office:value="0.0134693364594559" calcext:value-type="float">
            <text:p>0,0134693364594559</text:p>
          </table:table-cell>
          <table:table-cell table:formula="of:=[.E18]/([.A18]+1)" office:value-type="float" office:value="0.000792313909379756" calcext:value-type="float">
            <text:p>0,000792313909379756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0.5+RAND()*0.1" office:value-type="float" office:value="0.588962672056843" calcext:value-type="float">
            <text:p>0,588962672056843</text:p>
          </table:table-cell>
          <table:table-cell table:formula="of:=[.C18]+([.B19]-[.C18])*0.1" office:value-type="float" office:value="0.561037962220157" calcext:value-type="float">
            <text:p>0,561037962220157</text:p>
          </table:table-cell>
          <table:table-cell table:formula="of:=[.B19]-[.C19]" office:value-type="float" office:value="0.0279247098366867" calcext:value-type="float">
            <text:p>0,0279247098366867</text:p>
          </table:table-cell>
          <table:table-cell table:formula="of:=[.E18]+[.D19]*[.D19]" office:value-type="float" office:value="0.014249125878919" calcext:value-type="float">
            <text:p>0,014249125878919</text:p>
          </table:table-cell>
          <table:table-cell table:formula="of:=[.E19]/([.A19]+1)" office:value-type="float" office:value="0.000791618104384389" calcext:value-type="float">
            <text:p>0,000791618104384389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0.5+RAND()*0.1" office:value-type="float" office:value="0.52930454297268" calcext:value-type="float">
            <text:p>0,52930454297268</text:p>
          </table:table-cell>
          <table:table-cell table:formula="of:=[.C19]+([.B20]-[.C19])*0.1" office:value-type="float" office:value="0.557864620295409" calcext:value-type="float">
            <text:p>0,557864620295409</text:p>
          </table:table-cell>
          <table:table-cell table:formula="of:=[.B20]-[.C20]" office:value-type="float" office:value="-0.0285600773227292" calcext:value-type="float">
            <text:p>-0,0285600773227292</text:p>
          </table:table-cell>
          <table:table-cell table:formula="of:=[.E19]+[.D20]*[.D20]" office:value-type="float" office:value="0.0150648038955993" calcext:value-type="float">
            <text:p>0,0150648038955993</text:p>
          </table:table-cell>
          <table:table-cell table:formula="of:=[.E20]/([.A20]+1)" office:value-type="float" office:value="0.000792884415557857" calcext:value-type="float">
            <text:p>0,000792884415557857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0.5+RAND()*0.1" office:value-type="float" office:value="0.597611815642007" calcext:value-type="float">
            <text:p>0,597611815642007</text:p>
          </table:table-cell>
          <table:table-cell table:formula="of:=[.C20]+([.B21]-[.C20])*0.1" office:value-type="float" office:value="0.561839339830069" calcext:value-type="float">
            <text:p>0,561839339830069</text:p>
          </table:table-cell>
          <table:table-cell table:formula="of:=[.B21]-[.C21]" office:value-type="float" office:value="0.0357724758119387" calcext:value-type="float">
            <text:p>0,0357724758119387</text:p>
          </table:table-cell>
          <table:table-cell table:formula="of:=[.E20]+[.D21]*[.D21]" office:value-type="float" office:value="0.016344473921315" calcext:value-type="float">
            <text:p>0,016344473921315</text:p>
          </table:table-cell>
          <table:table-cell table:formula="of:=[.E21]/([.A21]+1)" office:value-type="float" office:value="0.000817223696065751" calcext:value-type="float">
            <text:p>0,000817223696065751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0.5+RAND()*0.1" office:value-type="float" office:value="0.54175900690557" calcext:value-type="float">
            <text:p>0,54175900690557</text:p>
          </table:table-cell>
          <table:table-cell table:formula="of:=[.C21]+([.B22]-[.C21])*0.1" office:value-type="float" office:value="0.559831306537619" calcext:value-type="float">
            <text:p>0,559831306537619</text:p>
          </table:table-cell>
          <table:table-cell table:formula="of:=[.B22]-[.C22]" office:value-type="float" office:value="-0.0180722996320491" calcext:value-type="float">
            <text:p>-0,0180722996320491</text:p>
          </table:table-cell>
          <table:table-cell table:formula="of:=[.E21]+[.D22]*[.D22]" office:value-type="float" office:value="0.0166710819353056" calcext:value-type="float">
            <text:p>0,0166710819353056</text:p>
          </table:table-cell>
          <table:table-cell table:formula="of:=[.E22]/([.A22]+1)" office:value-type="float" office:value="0.000793861044538361" calcext:value-type="float">
            <text:p>0,000793861044538361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0.5+RAND()*0.1" office:value-type="float" office:value="0.537505666570759" calcext:value-type="float">
            <text:p>0,537505666570759</text:p>
          </table:table-cell>
          <table:table-cell table:formula="of:=[.C22]+([.B23]-[.C22])*0.1" office:value-type="float" office:value="0.557598742540933" calcext:value-type="float">
            <text:p>0,557598742540933</text:p>
          </table:table-cell>
          <table:table-cell table:formula="of:=[.B23]-[.C23]" office:value-type="float" office:value="-0.0200930759701737" calcext:value-type="float">
            <text:p>-0,0200930759701737</text:p>
          </table:table-cell>
          <table:table-cell table:formula="of:=[.E22]+[.D23]*[.D23]" office:value-type="float" office:value="0.0170748136372488" calcext:value-type="float">
            <text:p>0,0170748136372488</text:p>
          </table:table-cell>
          <table:table-cell table:formula="of:=[.E23]/([.A23]+1)" office:value-type="float" office:value="0.000776127892602216" calcext:value-type="float">
            <text:p>0,00077612789260221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0.5+RAND()*0.1" office:value-type="float" office:value="0.564251248403312" calcext:value-type="float">
            <text:p>0,564251248403312</text:p>
          </table:table-cell>
          <table:table-cell table:formula="of:=[.C23]+([.B24]-[.C23])*0.1" office:value-type="float" office:value="0.558263993127171" calcext:value-type="float">
            <text:p>0,558263993127171</text:p>
          </table:table-cell>
          <table:table-cell table:formula="of:=[.B24]-[.C24]" office:value-type="float" office:value="0.00598725527614108" calcext:value-type="float">
            <text:p>0,00598725527614108</text:p>
          </table:table-cell>
          <table:table-cell table:formula="of:=[.E23]+[.D24]*[.D24]" office:value-type="float" office:value="0.0171106608629904" calcext:value-type="float">
            <text:p>0,0171106608629904</text:p>
          </table:table-cell>
          <table:table-cell table:formula="of:=[.E24]/([.A24]+1)" office:value-type="float" office:value="0.000743941776651758" calcext:value-type="float">
            <text:p>0,000743941776651758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0.5+RAND()*0.1" office:value-type="float" office:value="0.587969255249176" calcext:value-type="float">
            <text:p>0,587969255249176</text:p>
          </table:table-cell>
          <table:table-cell table:formula="of:=[.C24]+([.B25]-[.C24])*0.1" office:value-type="float" office:value="0.561234519339371" calcext:value-type="float">
            <text:p>0,561234519339371</text:p>
          </table:table-cell>
          <table:table-cell table:formula="of:=[.B25]-[.C25]" office:value-type="float" office:value="0.0267347359098042" calcext:value-type="float">
            <text:p>0,0267347359098042</text:p>
          </table:table-cell>
          <table:table-cell table:formula="of:=[.E24]+[.D25]*[.D25]" office:value-type="float" office:value="0.0178254069671574" calcext:value-type="float">
            <text:p>0,0178254069671574</text:p>
          </table:table-cell>
          <table:table-cell table:formula="of:=[.E25]/([.A25]+1)" office:value-type="float" office:value="0.000742725290298225" calcext:value-type="float">
            <text:p>0,000742725290298225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0.5+RAND()*0.1" office:value-type="float" office:value="0.512053141777214" calcext:value-type="float">
            <text:p>0,512053141777214</text:p>
          </table:table-cell>
          <table:table-cell table:formula="of:=[.C25]+([.B26]-[.C25])*0.1" office:value-type="float" office:value="0.556316381583156" calcext:value-type="float">
            <text:p>0,556316381583156</text:p>
          </table:table-cell>
          <table:table-cell table:formula="of:=[.B26]-[.C26]" office:value-type="float" office:value="-0.0442632398059414" calcext:value-type="float">
            <text:p>-0,0442632398059414</text:p>
          </table:table-cell>
          <table:table-cell table:formula="of:=[.E25]+[.D26]*[.D26]" office:value-type="float" office:value="0.0197846413652757" calcext:value-type="float">
            <text:p>0,0197846413652757</text:p>
          </table:table-cell>
          <table:table-cell table:formula="of:=[.E26]/([.A26]+1)" office:value-type="float" office:value="0.000791385654611027" calcext:value-type="float">
            <text:p>0,000791385654611027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0.5+RAND()*0.1" office:value-type="float" office:value="0.563364457633937" calcext:value-type="float">
            <text:p>0,563364457633937</text:p>
          </table:table-cell>
          <table:table-cell table:formula="of:=[.C26]+([.B27]-[.C26])*0.1" office:value-type="float" office:value="0.557021189188234" calcext:value-type="float">
            <text:p>0,557021189188234</text:p>
          </table:table-cell>
          <table:table-cell table:formula="of:=[.B27]-[.C27]" office:value-type="float" office:value="0.00634326844570365" calcext:value-type="float">
            <text:p>0,00634326844570365</text:p>
          </table:table-cell>
          <table:table-cell table:formula="of:=[.E26]+[.D27]*[.D27]" office:value-type="float" office:value="0.0198248784198499" calcext:value-type="float">
            <text:p>0,0198248784198499</text:p>
          </table:table-cell>
          <table:table-cell table:formula="of:=[.E27]/([.A27]+1)" office:value-type="float" office:value="0.000762495323840382" calcext:value-type="float">
            <text:p>0,000762495323840382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0.5+RAND()*0.1" office:value-type="float" office:value="0.548248533607809" calcext:value-type="float">
            <text:p>0,548248533607809</text:p>
          </table:table-cell>
          <table:table-cell table:formula="of:=[.C27]+([.B28]-[.C27])*0.1" office:value-type="float" office:value="0.556143923630191" calcext:value-type="float">
            <text:p>0,556143923630191</text:p>
          </table:table-cell>
          <table:table-cell table:formula="of:=[.B28]-[.C28]" office:value-type="float" office:value="-0.0078953900223826" calcext:value-type="float">
            <text:p>-0,0078953900223826</text:p>
          </table:table-cell>
          <table:table-cell table:formula="of:=[.E27]+[.D28]*[.D28]" office:value-type="float" office:value="0.0198872156034555" calcext:value-type="float">
            <text:p>0,0198872156034555</text:p>
          </table:table-cell>
          <table:table-cell table:formula="of:=[.E28]/([.A28]+1)" office:value-type="float" office:value="0.000736563540868722" calcext:value-type="float">
            <text:p>0,000736563540868722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0.5+RAND()*0.1" office:value-type="float" office:value="0.573220138805441" calcext:value-type="float">
            <text:p>0,573220138805441</text:p>
          </table:table-cell>
          <table:table-cell table:formula="of:=[.C28]+([.B29]-[.C28])*0.1" office:value-type="float" office:value="0.557851545147716" calcext:value-type="float">
            <text:p>0,557851545147716</text:p>
          </table:table-cell>
          <table:table-cell table:formula="of:=[.B29]-[.C29]" office:value-type="float" office:value="0.0153685936577246" calcext:value-type="float">
            <text:p>0,0153685936577246</text:p>
          </table:table-cell>
          <table:table-cell table:formula="of:=[.E28]+[.D29]*[.D29]" office:value-type="float" office:value="0.0201234092744717" calcext:value-type="float">
            <text:p>0,0201234092744717</text:p>
          </table:table-cell>
          <table:table-cell table:formula="of:=[.E29]/([.A29]+1)" office:value-type="float" office:value="0.000718693188373991" calcext:value-type="float">
            <text:p>0,000718693188373991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0.5+RAND()*0.1" office:value-type="float" office:value="0.50824033528878" calcext:value-type="float">
            <text:p>0,50824033528878</text:p>
          </table:table-cell>
          <table:table-cell table:formula="of:=[.C29]+([.B30]-[.C29])*0.1" office:value-type="float" office:value="0.552890424161823" calcext:value-type="float">
            <text:p>0,552890424161823</text:p>
          </table:table-cell>
          <table:table-cell table:formula="of:=[.B30]-[.C30]" office:value-type="float" office:value="-0.0446500888730426" calcext:value-type="float">
            <text:p>-0,0446500888730426</text:p>
          </table:table-cell>
          <table:table-cell table:formula="of:=[.E29]+[.D30]*[.D30]" office:value-type="float" office:value="0.0221170397108423" calcext:value-type="float">
            <text:p>0,0221170397108423</text:p>
          </table:table-cell>
          <table:table-cell table:formula="of:=[.E30]/([.A30]+1)" office:value-type="float" office:value="0.000762656541753184" calcext:value-type="float">
            <text:p>0,000762656541753184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1+RAND()" office:value-type="float" office:value="1.06169098477556" calcext:value-type="float">
            <text:p>1,06169098477556</text:p>
          </table:table-cell>
          <table:table-cell table:formula="of:=[.C30]+([.B31]-[.C30])*0.1" office:value-type="float" office:value="0.603770480223196" calcext:value-type="float">
            <text:p>0,603770480223196</text:p>
          </table:table-cell>
          <table:table-cell table:formula="of:=[.B31]-[.C31]" office:value-type="float" office:value="0.457920504552363" calcext:value-type="float">
            <text:p>0,457920504552363</text:p>
          </table:table-cell>
          <table:table-cell table:formula="of:=[.E30]+[.D31]*[.D31]" office:value-type="float" office:value="0.231808228200333" calcext:value-type="float">
            <text:p>0,231808228200333</text:p>
          </table:table-cell>
          <table:table-cell table:formula="of:=[.E31]/([.A31]+1)" office:value-type="float" office:value="0.00772694094001109" calcext:value-type="float">
            <text:p>0,00772694094001109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1+RAND()" office:value-type="float" office:value="1.68746403421332" calcext:value-type="float">
            <text:p>1,68746403421332</text:p>
          </table:table-cell>
          <table:table-cell table:formula="of:=[.C31]+([.B32]-[.C31])*0.1" office:value-type="float" office:value="0.712139835622209" calcext:value-type="float">
            <text:p>0,712139835622209</text:p>
          </table:table-cell>
          <table:table-cell table:formula="of:=[.B32]-[.C32]" office:value-type="float" office:value="0.975324198591111" calcext:value-type="float">
            <text:p>0,975324198591111</text:p>
          </table:table-cell>
          <table:table-cell table:formula="of:=[.E31]+[.D32]*[.D32]" office:value-type="float" office:value="1.18306552055773" calcext:value-type="float">
            <text:p>1,18306552055773</text:p>
          </table:table-cell>
          <table:table-cell table:formula="of:=[.E32]/([.A32]+1)" office:value-type="float" office:value="0.0381634038889589" calcext:value-type="float">
            <text:p>0,0381634038889589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1+RAND()" office:value-type="float" office:value="1.76524718458195" calcext:value-type="float">
            <text:p>1,76524718458195</text:p>
          </table:table-cell>
          <table:table-cell table:formula="of:=[.C32]+([.B33]-[.C32])*0.1" office:value-type="float" office:value="0.817450570518183" calcext:value-type="float">
            <text:p>0,817450570518183</text:p>
          </table:table-cell>
          <table:table-cell table:formula="of:=[.B33]-[.C33]" office:value-type="float" office:value="0.947796614063766" calcext:value-type="float">
            <text:p>0,947796614063766</text:p>
          </table:table-cell>
          <table:table-cell table:formula="of:=[.E32]+[.D33]*[.D33]" office:value-type="float" office:value="2.08138394218847" calcext:value-type="float">
            <text:p>2,08138394218847</text:p>
          </table:table-cell>
          <table:table-cell table:formula="of:=[.E33]/([.A33]+1)" office:value-type="float" office:value="0.0650432481933896" calcext:value-type="float">
            <text:p>0,065043248193389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1+RAND()" office:value-type="float" office:value="1.64940173500407" calcext:value-type="float">
            <text:p>1,64940173500407</text:p>
          </table:table-cell>
          <table:table-cell table:formula="of:=[.C33]+([.B34]-[.C33])*0.1" office:value-type="float" office:value="0.900645686966771" calcext:value-type="float">
            <text:p>0,900645686966771</text:p>
          </table:table-cell>
          <table:table-cell table:formula="of:=[.B34]-[.C34]" office:value-type="float" office:value="0.748756048037298" calcext:value-type="float">
            <text:p>0,748756048037298</text:p>
          </table:table-cell>
          <table:table-cell table:formula="of:=[.E33]+[.D34]*[.D34]" office:value-type="float" office:value="2.6420195616609" calcext:value-type="float">
            <text:p>2,6420195616609</text:p>
          </table:table-cell>
          <table:table-cell table:formula="of:=[.E34]/([.A34]+1)" office:value-type="float" office:value="0.0800611988382091" calcext:value-type="float">
            <text:p>0,0800611988382091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1+RAND()" office:value-type="float" office:value="1.32303172897073" calcext:value-type="float">
            <text:p>1,32303172897073</text:p>
          </table:table-cell>
          <table:table-cell table:formula="of:=[.C34]+([.B35]-[.C34])*0.1" office:value-type="float" office:value="0.942884291167167" calcext:value-type="float">
            <text:p>0,942884291167167</text:p>
          </table:table-cell>
          <table:table-cell table:formula="of:=[.B35]-[.C35]" office:value-type="float" office:value="0.380147437803564" calcext:value-type="float">
            <text:p>0,380147437803564</text:p>
          </table:table-cell>
          <table:table-cell table:formula="of:=[.E34]+[.D35]*[.D35]" office:value-type="float" office:value="2.78653163612951" calcext:value-type="float">
            <text:p>2,78653163612951</text:p>
          </table:table-cell>
          <table:table-cell table:formula="of:=[.E35]/([.A35]+1)" office:value-type="float" office:value="0.0819568128273386" calcext:value-type="float">
            <text:p>0,081956812827338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1+RAND()" office:value-type="float" office:value="1.39664715770381" calcext:value-type="float">
            <text:p>1,39664715770381</text:p>
          </table:table-cell>
          <table:table-cell table:formula="of:=[.C35]+([.B36]-[.C35])*0.1" office:value-type="float" office:value="0.988260577820832" calcext:value-type="float">
            <text:p>0,988260577820832</text:p>
          </table:table-cell>
          <table:table-cell table:formula="of:=[.B36]-[.C36]" office:value-type="float" office:value="0.40838657988298" calcext:value-type="float">
            <text:p>0,40838657988298</text:p>
          </table:table-cell>
          <table:table-cell table:formula="of:=[.E35]+[.D36]*[.D36]" office:value-type="float" office:value="2.95331123475803" calcext:value-type="float">
            <text:p>2,95331123475803</text:p>
          </table:table-cell>
          <table:table-cell table:formula="of:=[.E36]/([.A36]+1)" office:value-type="float" office:value="0.0843803209930866" calcext:value-type="float">
            <text:p>0,084380320993086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1+RAND()" office:value-type="float" office:value="1.14197007339873" calcext:value-type="float">
            <text:p>1,14197007339873</text:p>
          </table:table-cell>
          <table:table-cell table:formula="of:=[.C36]+([.B37]-[.C36])*0.1" office:value-type="float" office:value="1.00363152737862" calcext:value-type="float">
            <text:p>1,00363152737862</text:p>
          </table:table-cell>
          <table:table-cell table:formula="of:=[.B37]-[.C37]" office:value-type="float" office:value="0.138338546020106" calcext:value-type="float">
            <text:p>0,138338546020106</text:p>
          </table:table-cell>
          <table:table-cell table:formula="of:=[.E36]+[.D37]*[.D37]" office:value-type="float" office:value="2.97244878807299" calcext:value-type="float">
            <text:p>2,97244878807299</text:p>
          </table:table-cell>
          <table:table-cell table:formula="of:=[.E37]/([.A37]+1)" office:value-type="float" office:value="0.0825680218909163" calcext:value-type="float">
            <text:p>0,0825680218909163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1+RAND()" office:value-type="float" office:value="1.75611012926665" calcext:value-type="float">
            <text:p>1,75611012926665</text:p>
          </table:table-cell>
          <table:table-cell table:formula="of:=[.C37]+([.B38]-[.C37])*0.1" office:value-type="float" office:value="1.07887938756742" calcext:value-type="float">
            <text:p>1,07887938756742</text:p>
          </table:table-cell>
          <table:table-cell table:formula="of:=[.B38]-[.C38]" office:value-type="float" office:value="0.677230741699224" calcext:value-type="float">
            <text:p>0,677230741699224</text:p>
          </table:table-cell>
          <table:table-cell table:formula="of:=[.E37]+[.D38]*[.D38]" office:value-type="float" office:value="3.43109026557547" calcext:value-type="float">
            <text:p>3,43109026557547</text:p>
          </table:table-cell>
          <table:table-cell table:formula="of:=[.E38]/([.A38]+1)" office:value-type="float" office:value="0.0927321693398775" calcext:value-type="float">
            <text:p>0,0927321693398775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1+RAND()" office:value-type="float" office:value="1.53941703064554" calcext:value-type="float">
            <text:p>1,53941703064554</text:p>
          </table:table-cell>
          <table:table-cell table:formula="of:=[.C38]+([.B39]-[.C38])*0.1" office:value-type="float" office:value="1.12493315187524" calcext:value-type="float">
            <text:p>1,12493315187524</text:p>
          </table:table-cell>
          <table:table-cell table:formula="of:=[.B39]-[.C39]" office:value-type="float" office:value="0.4144838787703" calcext:value-type="float">
            <text:p>0,4144838787703</text:p>
          </table:table-cell>
          <table:table-cell table:formula="of:=[.E38]+[.D39]*[.D39]" office:value-type="float" office:value="3.60288715133594" calcext:value-type="float">
            <text:p>3,60288715133594</text:p>
          </table:table-cell>
          <table:table-cell table:formula="of:=[.E39]/([.A39]+1)" office:value-type="float" office:value="0.0948128197719985" calcext:value-type="float">
            <text:p>0,0948128197719985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1+RAND()" office:value-type="float" office:value="1.04739453669139" calcext:value-type="float">
            <text:p>1,04739453669139</text:p>
          </table:table-cell>
          <table:table-cell table:formula="of:=[.C39]+([.B40]-[.C39])*0.1" office:value-type="float" office:value="1.11717929035685" calcext:value-type="float">
            <text:p>1,11717929035685</text:p>
          </table:table-cell>
          <table:table-cell table:formula="of:=[.B40]-[.C40]" office:value-type="float" office:value="-0.0697847536654597" calcext:value-type="float">
            <text:p>-0,0697847536654597</text:p>
          </table:table-cell>
          <table:table-cell table:formula="of:=[.E39]+[.D40]*[.D40]" office:value-type="float" office:value="3.60775706318009" calcext:value-type="float">
            <text:p>3,60775706318009</text:p>
          </table:table-cell>
          <table:table-cell table:formula="of:=[.E40]/([.A40]+1)" office:value-type="float" office:value="0.0925065913635921" calcext:value-type="float">
            <text:p>0,0925065913635921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1+RAND()" office:value-type="float" office:value="1.79738461564797" calcext:value-type="float">
            <text:p>1,79738461564797</text:p>
          </table:table-cell>
          <table:table-cell table:formula="of:=[.C40]+([.B41]-[.C40])*0.1" office:value-type="float" office:value="1.18519982288596" calcext:value-type="float">
            <text:p>1,18519982288596</text:p>
          </table:table-cell>
          <table:table-cell table:formula="of:=[.B41]-[.C41]" office:value-type="float" office:value="0.61218479276201" calcext:value-type="float">
            <text:p>0,61218479276201</text:p>
          </table:table-cell>
          <table:table-cell table:formula="of:=[.E40]+[.D41]*[.D41]" office:value-type="float" office:value="3.98252728366916" calcext:value-type="float">
            <text:p>3,98252728366916</text:p>
          </table:table-cell>
          <table:table-cell table:formula="of:=[.E41]/([.A41]+1)" office:value-type="float" office:value="0.0995631820917289" calcext:value-type="float">
            <text:p>0,0995631820917289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1+RAND()" office:value-type="float" office:value="1.73875070697889" calcext:value-type="float">
            <text:p>1,73875070697889</text:p>
          </table:table-cell>
          <table:table-cell table:formula="of:=[.C41]+([.B42]-[.C41])*0.1" office:value-type="float" office:value="1.24055491129526" calcext:value-type="float">
            <text:p>1,24055491129526</text:p>
          </table:table-cell>
          <table:table-cell table:formula="of:=[.B42]-[.C42]" office:value-type="float" office:value="0.498195795683633" calcext:value-type="float">
            <text:p>0,498195795683633</text:p>
          </table:table-cell>
          <table:table-cell table:formula="of:=[.E41]+[.D42]*[.D42]" office:value-type="float" office:value="4.230726334506" calcext:value-type="float">
            <text:p>4,230726334506</text:p>
          </table:table-cell>
          <table:table-cell table:formula="of:=[.E42]/([.A42]+1)" office:value-type="float" office:value="0.103188447183073" calcext:value-type="float">
            <text:p>0,103188447183073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1+RAND()" office:value-type="float" office:value="1.67448003858165" calcext:value-type="float">
            <text:p>1,67448003858165</text:p>
          </table:table-cell>
          <table:table-cell table:formula="of:=[.C42]+([.B43]-[.C42])*0.1" office:value-type="float" office:value="1.2839474240239" calcext:value-type="float">
            <text:p>1,2839474240239</text:p>
          </table:table-cell>
          <table:table-cell table:formula="of:=[.B43]-[.C43]" office:value-type="float" office:value="0.390532614557754" calcext:value-type="float">
            <text:p>0,390532614557754</text:p>
          </table:table-cell>
          <table:table-cell table:formula="of:=[.E42]+[.D43]*[.D43]" office:value-type="float" office:value="4.38324205753932" calcext:value-type="float">
            <text:p>4,38324205753932</text:p>
          </table:table-cell>
          <table:table-cell table:formula="of:=[.E43]/([.A43]+1)" office:value-type="float" office:value="0.104362906131889" calcext:value-type="float">
            <text:p>0,104362906131889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1+RAND()" office:value-type="float" office:value="1.18656538122802" calcext:value-type="float">
            <text:p>1,18656538122802</text:p>
          </table:table-cell>
          <table:table-cell table:formula="of:=[.C43]+([.B44]-[.C43])*0.1" office:value-type="float" office:value="1.27420921974431" calcext:value-type="float">
            <text:p>1,27420921974431</text:p>
          </table:table-cell>
          <table:table-cell table:formula="of:=[.B44]-[.C44]" office:value-type="float" office:value="-0.0876438385162903" calcext:value-type="float">
            <text:p>-0,0876438385162903</text:p>
          </table:table-cell>
          <table:table-cell table:formula="of:=[.E43]+[.D44]*[.D44]" office:value-type="float" office:value="4.39092349996919" calcext:value-type="float">
            <text:p>4,39092349996919</text:p>
          </table:table-cell>
          <table:table-cell table:formula="of:=[.E44]/([.A44]+1)" office:value-type="float" office:value="0.102114499999283" calcext:value-type="float">
            <text:p>0,102114499999283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1+RAND()" office:value-type="float" office:value="1.50061327692003" calcext:value-type="float">
            <text:p>1,50061327692003</text:p>
          </table:table-cell>
          <table:table-cell table:formula="of:=[.C44]+([.B45]-[.C44])*0.1" office:value-type="float" office:value="1.29684962546188" calcext:value-type="float">
            <text:p>1,29684962546188</text:p>
          </table:table-cell>
          <table:table-cell table:formula="of:=[.B45]-[.C45]" office:value-type="float" office:value="0.203763651458146" calcext:value-type="float">
            <text:p>0,203763651458146</text:p>
          </table:table-cell>
          <table:table-cell table:formula="of:=[.E44]+[.D45]*[.D45]" office:value-type="float" office:value="4.43244312562475" calcext:value-type="float">
            <text:p>4,43244312562475</text:p>
          </table:table-cell>
          <table:table-cell table:formula="of:=[.E45]/([.A45]+1)" office:value-type="float" office:value="0.100737343764199" calcext:value-type="float">
            <text:p>0,100737343764199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1+RAND()" office:value-type="float" office:value="1.14132016053193" calcext:value-type="float">
            <text:p>1,14132016053193</text:p>
          </table:table-cell>
          <table:table-cell table:formula="of:=[.C45]+([.B46]-[.C45])*0.1" office:value-type="float" office:value="1.28129667896888" calcext:value-type="float">
            <text:p>1,28129667896888</text:p>
          </table:table-cell>
          <table:table-cell table:formula="of:=[.B46]-[.C46]" office:value-type="float" office:value="-0.139976518436956" calcext:value-type="float">
            <text:p>-0,139976518436956</text:p>
          </table:table-cell>
          <table:table-cell table:formula="of:=[.E45]+[.D46]*[.D46]" office:value-type="float" office:value="4.45203655133848" calcext:value-type="float">
            <text:p>4,45203655133848</text:p>
          </table:table-cell>
          <table:table-cell table:formula="of:=[.E46]/([.A46]+1)" office:value-type="float" office:value="0.0989341455852995" calcext:value-type="float">
            <text:p>0,0989341455852995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1+RAND()" office:value-type="float" office:value="1.79464547759762" calcext:value-type="float">
            <text:p>1,79464547759762</text:p>
          </table:table-cell>
          <table:table-cell table:formula="of:=[.C46]+([.B47]-[.C46])*0.1" office:value-type="float" office:value="1.33263155883176" calcext:value-type="float">
            <text:p>1,33263155883176</text:p>
          </table:table-cell>
          <table:table-cell table:formula="of:=[.B47]-[.C47]" office:value-type="float" office:value="0.462013918765862" calcext:value-type="float">
            <text:p>0,462013918765862</text:p>
          </table:table-cell>
          <table:table-cell table:formula="of:=[.E46]+[.D47]*[.D47]" office:value-type="float" office:value="4.66549341247187" calcext:value-type="float">
            <text:p>4,66549341247187</text:p>
          </table:table-cell>
          <table:table-cell table:formula="of:=[.E47]/([.A47]+1)" office:value-type="float" office:value="0.101423769836345" calcext:value-type="float">
            <text:p>0,10142376983634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1+RAND()" office:value-type="float" office:value="1.42573111973729" calcext:value-type="float">
            <text:p>1,42573111973729</text:p>
          </table:table-cell>
          <table:table-cell table:formula="of:=[.C47]+([.B48]-[.C47])*0.1" office:value-type="float" office:value="1.34194151492231" calcext:value-type="float">
            <text:p>1,34194151492231</text:p>
          </table:table-cell>
          <table:table-cell table:formula="of:=[.B48]-[.C48]" office:value-type="float" office:value="0.0837896048149782" calcext:value-type="float">
            <text:p>0,0837896048149782</text:p>
          </table:table-cell>
          <table:table-cell table:formula="of:=[.E47]+[.D48]*[.D48]" office:value-type="float" office:value="4.67251411034692" calcext:value-type="float">
            <text:p>4,67251411034692</text:p>
          </table:table-cell>
          <table:table-cell table:formula="of:=[.E48]/([.A48]+1)" office:value-type="float" office:value="0.0994151938371684" calcext:value-type="float">
            <text:p>0,0994151938371684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1+RAND()" office:value-type="float" office:value="1.45393919201001" calcext:value-type="float">
            <text:p>1,45393919201001</text:p>
          </table:table-cell>
          <table:table-cell table:formula="of:=[.C48]+([.B49]-[.C48])*0.1" office:value-type="float" office:value="1.35314128263108" calcext:value-type="float">
            <text:p>1,35314128263108</text:p>
          </table:table-cell>
          <table:table-cell table:formula="of:=[.B49]-[.C49]" office:value-type="float" office:value="0.100797909378932" calcext:value-type="float">
            <text:p>0,100797909378932</text:p>
          </table:table-cell>
          <table:table-cell table:formula="of:=[.E48]+[.D49]*[.D49]" office:value-type="float" office:value="4.68267432888208" calcext:value-type="float">
            <text:p>4,68267432888208</text:p>
          </table:table-cell>
          <table:table-cell table:formula="of:=[.E49]/([.A49]+1)" office:value-type="float" office:value="0.0975557151850433" calcext:value-type="float">
            <text:p>0,0975557151850433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1+RAND()" office:value-type="float" office:value="1.23151911726113" calcext:value-type="float">
            <text:p>1,23151911726113</text:p>
          </table:table-cell>
          <table:table-cell table:formula="of:=[.C49]+([.B50]-[.C49])*0.1" office:value-type="float" office:value="1.34097906609409" calcext:value-type="float">
            <text:p>1,34097906609409</text:p>
          </table:table-cell>
          <table:table-cell table:formula="of:=[.B50]-[.C50]" office:value-type="float" office:value="-0.109459948832958" calcext:value-type="float">
            <text:p>-0,109459948832958</text:p>
          </table:table-cell>
          <table:table-cell table:formula="of:=[.E49]+[.D50]*[.D50]" office:value-type="float" office:value="4.69465580928059" calcext:value-type="float">
            <text:p>4,69465580928059</text:p>
          </table:table-cell>
          <table:table-cell table:formula="of:=[.E50]/([.A50]+1)" office:value-type="float" office:value="0.0958093022302162" calcext:value-type="float">
            <text:p>0,0958093022302162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1+RAND()" office:value-type="float" office:value="1.56543632787509" calcext:value-type="float">
            <text:p>1,56543632787509</text:p>
          </table:table-cell>
          <table:table-cell table:formula="of:=[.C50]+([.B51]-[.C50])*0.1" office:value-type="float" office:value="1.36342479227219" calcext:value-type="float">
            <text:p>1,36342479227219</text:p>
          </table:table-cell>
          <table:table-cell table:formula="of:=[.B51]-[.C51]" office:value-type="float" office:value="0.202011535602908" calcext:value-type="float">
            <text:p>0,202011535602908</text:p>
          </table:table-cell>
          <table:table-cell table:formula="of:=[.E50]+[.D51]*[.D51]" office:value-type="float" office:value="4.73546446979724" calcext:value-type="float">
            <text:p>4,73546446979724</text:p>
          </table:table-cell>
          <table:table-cell table:formula="of:=[.E51]/([.A51]+1)" office:value-type="float" office:value="0.0947092893959447" calcext:value-type="float">
            <text:p>0,0947092893959447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1+RAND()" office:value-type="float" office:value="1.78259856524355" calcext:value-type="float">
            <text:p>1,78259856524355</text:p>
          </table:table-cell>
          <table:table-cell table:formula="of:=[.C51]+([.B52]-[.C51])*0.1" office:value-type="float" office:value="1.40534216956932" calcext:value-type="float">
            <text:p>1,40534216956932</text:p>
          </table:table-cell>
          <table:table-cell table:formula="of:=[.B52]-[.C52]" office:value-type="float" office:value="0.377256395674229" calcext:value-type="float">
            <text:p>0,377256395674229</text:p>
          </table:table-cell>
          <table:table-cell table:formula="of:=[.E51]+[.D52]*[.D52]" office:value-type="float" office:value="4.87778685787435" calcext:value-type="float">
            <text:p>4,87778685787435</text:p>
          </table:table-cell>
          <table:table-cell table:formula="of:=[.E52]/([.A52]+1)" office:value-type="float" office:value="0.0956428795661637" calcext:value-type="float">
            <text:p>0,0956428795661637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1+RAND()" office:value-type="float" office:value="1.836082683986" calcext:value-type="float">
            <text:p>1,836082683986</text:p>
          </table:table-cell>
          <table:table-cell table:formula="of:=[.C52]+([.B53]-[.C52])*0.1" office:value-type="float" office:value="1.44841622101099" calcext:value-type="float">
            <text:p>1,44841622101099</text:p>
          </table:table-cell>
          <table:table-cell table:formula="of:=[.B53]-[.C53]" office:value-type="float" office:value="0.387666462975007" calcext:value-type="float">
            <text:p>0,387666462975007</text:p>
          </table:table-cell>
          <table:table-cell table:formula="of:=[.E52]+[.D53]*[.D53]" office:value-type="float" office:value="5.0280721443899" calcext:value-type="float">
            <text:p>5,0280721443899</text:p>
          </table:table-cell>
          <table:table-cell table:formula="of:=[.E53]/([.A53]+1)" office:value-type="float" office:value="0.0966936950844212" calcext:value-type="float">
            <text:p>0,0966936950844212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1+RAND()" office:value-type="float" office:value="1.74939584648071" calcext:value-type="float">
            <text:p>1,74939584648071</text:p>
          </table:table-cell>
          <table:table-cell table:formula="of:=[.C53]+([.B54]-[.C53])*0.1" office:value-type="float" office:value="1.47851418355796" calcext:value-type="float">
            <text:p>1,47851418355796</text:p>
          </table:table-cell>
          <table:table-cell table:formula="of:=[.B54]-[.C54]" office:value-type="float" office:value="0.270881662922749" calcext:value-type="float">
            <text:p>0,270881662922749</text:p>
          </table:table-cell>
          <table:table-cell table:formula="of:=[.E53]+[.D54]*[.D54]" office:value-type="float" office:value="5.10144901969769" calcext:value-type="float">
            <text:p>5,10144901969769</text:p>
          </table:table-cell>
          <table:table-cell table:formula="of:=[.E54]/([.A54]+1)" office:value-type="float" office:value="0.0962537550886357" calcext:value-type="float">
            <text:p>0,0962537550886357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1+RAND()" office:value-type="float" office:value="1.92700725477459" calcext:value-type="float">
            <text:p>1,92700725477459</text:p>
          </table:table-cell>
          <table:table-cell table:formula="of:=[.C54]+([.B55]-[.C54])*0.1" office:value-type="float" office:value="1.52336349067963" calcext:value-type="float">
            <text:p>1,52336349067963</text:p>
          </table:table-cell>
          <table:table-cell table:formula="of:=[.B55]-[.C55]" office:value-type="float" office:value="0.40364376409496" calcext:value-type="float">
            <text:p>0,40364376409496</text:p>
          </table:table-cell>
          <table:table-cell table:formula="of:=[.E54]+[.D55]*[.D55]" office:value-type="float" office:value="5.26437730799044" calcext:value-type="float">
            <text:p>5,26437730799044</text:p>
          </table:table-cell>
          <table:table-cell table:formula="of:=[.E55]/([.A55]+1)" office:value-type="float" office:value="0.0974884686664897" calcext:value-type="float">
            <text:p>0,0974884686664897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1+RAND()" office:value-type="float" office:value="1.59976889627486" calcext:value-type="float">
            <text:p>1,59976889627486</text:p>
          </table:table-cell>
          <table:table-cell table:formula="of:=[.C55]+([.B56]-[.C55])*0.1" office:value-type="float" office:value="1.53100403123915" calcext:value-type="float">
            <text:p>1,53100403123915</text:p>
          </table:table-cell>
          <table:table-cell table:formula="of:=[.B56]-[.C56]" office:value-type="float" office:value="0.0687648650357082" calcext:value-type="float">
            <text:p>0,0687648650357082</text:p>
          </table:table-cell>
          <table:table-cell table:formula="of:=[.E55]+[.D56]*[.D56]" office:value-type="float" office:value="5.26910591465382" calcext:value-type="float">
            <text:p>5,26910591465382</text:p>
          </table:table-cell>
          <table:table-cell table:formula="of:=[.E56]/([.A56]+1)" office:value-type="float" office:value="0.0958019257209786" calcext:value-type="float">
            <text:p>0,095801925720978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1+RAND()" office:value-type="float" office:value="1.36536719487524" calcext:value-type="float">
            <text:p>1,36536719487524</text:p>
          </table:table-cell>
          <table:table-cell table:formula="of:=[.C56]+([.B57]-[.C56])*0.1" office:value-type="float" office:value="1.51444034760276" calcext:value-type="float">
            <text:p>1,51444034760276</text:p>
          </table:table-cell>
          <table:table-cell table:formula="of:=[.B57]-[.C57]" office:value-type="float" office:value="-0.149073152727521" calcext:value-type="float">
            <text:p>-0,149073152727521</text:p>
          </table:table-cell>
          <table:table-cell table:formula="of:=[.E56]+[.D57]*[.D57]" office:value-type="float" office:value="5.29132871951794" calcext:value-type="float">
            <text:p>5,29132871951794</text:p>
          </table:table-cell>
          <table:table-cell table:formula="of:=[.E57]/([.A57]+1)" office:value-type="float" office:value="0.0944880128485347" calcext:value-type="float">
            <text:p>0,0944880128485347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1+RAND()" office:value-type="float" office:value="1.7917456134031" calcext:value-type="float">
            <text:p>1,7917456134031</text:p>
          </table:table-cell>
          <table:table-cell table:formula="of:=[.C57]+([.B58]-[.C57])*0.1" office:value-type="float" office:value="1.54217087418279" calcext:value-type="float">
            <text:p>1,54217087418279</text:p>
          </table:table-cell>
          <table:table-cell table:formula="of:=[.B58]-[.C58]" office:value-type="float" office:value="0.249574739220307" calcext:value-type="float">
            <text:p>0,249574739220307</text:p>
          </table:table-cell>
          <table:table-cell table:formula="of:=[.E57]+[.D58]*[.D58]" office:value-type="float" office:value="5.35361626997483" calcext:value-type="float">
            <text:p>5,35361626997483</text:p>
          </table:table-cell>
          <table:table-cell table:formula="of:=[.E58]/([.A58]+1)" office:value-type="float" office:value="0.0939230924556988" calcext:value-type="float">
            <text:p>0,0939230924556988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1+RAND()" office:value-type="float" office:value="1.24792365880593" calcext:value-type="float">
            <text:p>1,24792365880593</text:p>
          </table:table-cell>
          <table:table-cell table:formula="of:=[.C58]+([.B59]-[.C58])*0.1" office:value-type="float" office:value="1.5127461526451" calcext:value-type="float">
            <text:p>1,5127461526451</text:p>
          </table:table-cell>
          <table:table-cell table:formula="of:=[.B59]-[.C59]" office:value-type="float" office:value="-0.264822493839175" calcext:value-type="float">
            <text:p>-0,264822493839175</text:p>
          </table:table-cell>
          <table:table-cell table:formula="of:=[.E58]+[.D59]*[.D59]" office:value-type="float" office:value="5.42374722321803" calcext:value-type="float">
            <text:p>5,42374722321803</text:p>
          </table:table-cell>
          <table:table-cell table:formula="of:=[.E59]/([.A59]+1)" office:value-type="float" office:value="0.0935128831589315" calcext:value-type="float">
            <text:p>0,0935128831589315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1+RAND()" office:value-type="float" office:value="1.9562198077437" calcext:value-type="float">
            <text:p>1,9562198077437</text:p>
          </table:table-cell>
          <table:table-cell table:formula="of:=[.C59]+([.B60]-[.C59])*0.1" office:value-type="float" office:value="1.55709351815496" calcext:value-type="float">
            <text:p>1,55709351815496</text:p>
          </table:table-cell>
          <table:table-cell table:formula="of:=[.B60]-[.C60]" office:value-type="float" office:value="0.399126289588738" calcext:value-type="float">
            <text:p>0,399126289588738</text:p>
          </table:table-cell>
          <table:table-cell table:formula="of:=[.E59]+[.D60]*[.D60]" office:value-type="float" office:value="5.5830490182589" calcext:value-type="float">
            <text:p>5,5830490182589</text:p>
          </table:table-cell>
          <table:table-cell table:formula="of:=[.E60]/([.A60]+1)" office:value-type="float" office:value="0.0946279494620153" calcext:value-type="float">
            <text:p>0,0946279494620153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0.5+RAND()*0.1" office:value-type="float" office:value="0.556455451869945" calcext:value-type="float">
            <text:p>0,556455451869945</text:p>
          </table:table-cell>
          <table:table-cell table:formula="of:=[.C60]+([.B61]-[.C60])*0.1" office:value-type="float" office:value="1.45702971152646" calcext:value-type="float">
            <text:p>1,45702971152646</text:p>
          </table:table-cell>
          <table:table-cell table:formula="of:=[.B61]-[.C61]" office:value-type="float" office:value="-0.900574259656518" calcext:value-type="float">
            <text:p>-0,900574259656518</text:p>
          </table:table-cell>
          <table:table-cell table:formula="of:=[.E60]+[.D61]*[.D61]" office:value-type="float" office:value="6.39408301541479" calcext:value-type="float">
            <text:p>6,39408301541479</text:p>
          </table:table-cell>
          <table:table-cell table:formula="of:=[.E61]/([.A61]+1)" office:value-type="float" office:value="0.106568050256913" calcext:value-type="float">
            <text:p>0,106568050256913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0.5+RAND()*0.1" office:value-type="float" office:value="0.597394660329373" calcext:value-type="float">
            <text:p>0,597394660329373</text:p>
          </table:table-cell>
          <table:table-cell table:formula="of:=[.C61]+([.B62]-[.C61])*0.1" office:value-type="float" office:value="1.37106620640675" calcext:value-type="float">
            <text:p>1,37106620640675</text:p>
          </table:table-cell>
          <table:table-cell table:formula="of:=[.B62]-[.C62]" office:value-type="float" office:value="-0.77367154607738" calcext:value-type="float">
            <text:p>-0,77367154607738</text:p>
          </table:table-cell>
          <table:table-cell table:formula="of:=[.E61]+[.D62]*[.D62]" office:value-type="float" office:value="6.99265067662455" calcext:value-type="float">
            <text:p>6,99265067662455</text:p>
          </table:table-cell>
          <table:table-cell table:formula="of:=[.E62]/([.A62]+1)" office:value-type="float" office:value="0.114633617649583" calcext:value-type="float">
            <text:p>0,114633617649583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0.5+RAND()*0.1" office:value-type="float" office:value="0.5109540981002" calcext:value-type="float">
            <text:p>0,5109540981002</text:p>
          </table:table-cell>
          <table:table-cell table:formula="of:=[.C62]+([.B63]-[.C62])*0.1" office:value-type="float" office:value="1.2850549955761" calcext:value-type="float">
            <text:p>1,2850549955761</text:p>
          </table:table-cell>
          <table:table-cell table:formula="of:=[.B63]-[.C63]" office:value-type="float" office:value="-0.774100897475898" calcext:value-type="float">
            <text:p>-0,774100897475898</text:p>
          </table:table-cell>
          <table:table-cell table:formula="of:=[.E62]+[.D63]*[.D63]" office:value-type="float" office:value="7.59188287609754" calcext:value-type="float">
            <text:p>7,59188287609754</text:p>
          </table:table-cell>
          <table:table-cell table:formula="of:=[.E63]/([.A63]+1)" office:value-type="float" office:value="0.122449723808025" calcext:value-type="float">
            <text:p>0,12244972380802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0.5+RAND()*0.1" office:value-type="float" office:value="0.560609253760009" calcext:value-type="float">
            <text:p>0,560609253760009</text:p>
          </table:table-cell>
          <table:table-cell table:formula="of:=[.C63]+([.B64]-[.C63])*0.1" office:value-type="float" office:value="1.21261042139449" calcext:value-type="float">
            <text:p>1,21261042139449</text:p>
          </table:table-cell>
          <table:table-cell table:formula="of:=[.B64]-[.C64]" office:value-type="float" office:value="-0.65200116763448" calcext:value-type="float">
            <text:p>-0,65200116763448</text:p>
          </table:table-cell>
          <table:table-cell table:formula="of:=[.E63]+[.D64]*[.D64]" office:value-type="float" office:value="8.01698839869427" calcext:value-type="float">
            <text:p>8,01698839869427</text:p>
          </table:table-cell>
          <table:table-cell table:formula="of:=[.E64]/([.A64]+1)" office:value-type="float" office:value="0.127253784106258" calcext:value-type="float">
            <text:p>0,127253784106258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0.5+RAND()*0.1" office:value-type="float" office:value="0.552075053765307" calcext:value-type="float">
            <text:p>0,552075053765307</text:p>
          </table:table-cell>
          <table:table-cell table:formula="of:=[.C64]+([.B65]-[.C64])*0.1" office:value-type="float" office:value="1.14655688463157" calcext:value-type="float">
            <text:p>1,14655688463157</text:p>
          </table:table-cell>
          <table:table-cell table:formula="of:=[.B65]-[.C65]" office:value-type="float" office:value="-0.594481830866264" calcext:value-type="float">
            <text:p>-0,594481830866264</text:p>
          </table:table-cell>
          <table:table-cell table:formula="of:=[.E64]+[.D65]*[.D65]" office:value-type="float" office:value="8.37039704592437" calcext:value-type="float">
            <text:p>8,37039704592437</text:p>
          </table:table-cell>
          <table:table-cell table:formula="of:=[.E65]/([.A65]+1)" office:value-type="float" office:value="0.130787453842568" calcext:value-type="float">
            <text:p>0,130787453842568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0.5+RAND()*0.1" office:value-type="float" office:value="0.56071553188515" calcext:value-type="float">
            <text:p>0,56071553188515</text:p>
          </table:table-cell>
          <table:table-cell table:formula="of:=[.C65]+([.B66]-[.C65])*0.1" office:value-type="float" office:value="1.08797274935693" calcext:value-type="float">
            <text:p>1,08797274935693</text:p>
          </table:table-cell>
          <table:table-cell table:formula="of:=[.B66]-[.C66]" office:value-type="float" office:value="-0.527257217471779" calcext:value-type="float">
            <text:p>-0,527257217471779</text:p>
          </table:table-cell>
          <table:table-cell table:formula="of:=[.E65]+[.D66]*[.D66]" office:value-type="float" office:value="8.64839721930046" calcext:value-type="float">
            <text:p>8,64839721930046</text:p>
          </table:table-cell>
          <table:table-cell table:formula="of:=[.E66]/([.A66]+1)" office:value-type="float" office:value="0.133052264912315" calcext:value-type="float">
            <text:p>0,133052264912315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0.5+RAND()*0.1" office:value-type="float" office:value="0.509013234280223" calcext:value-type="float">
            <text:p>0,509013234280223</text:p>
          </table:table-cell>
          <table:table-cell table:formula="of:=[.C66]+([.B67]-[.C66])*0.1" office:value-type="float" office:value="1.03007679784926" calcext:value-type="float">
            <text:p>1,03007679784926</text:p>
          </table:table-cell>
          <table:table-cell table:formula="of:=[.B67]-[.C67]" office:value-type="float" office:value="-0.521063563569035" calcext:value-type="float">
            <text:p>-0,521063563569035</text:p>
          </table:table-cell>
          <table:table-cell table:formula="of:=[.E66]+[.D67]*[.D67]" office:value-type="float" office:value="8.91990445657972" calcext:value-type="float">
            <text:p>8,91990445657972</text:p>
          </table:table-cell>
          <table:table-cell table:formula="of:=[.E67]/([.A67]+1)" office:value-type="float" office:value="0.135150067523935" calcext:value-type="float">
            <text:p>0,135150067523935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0.5+RAND()*0.1" office:value-type="float" office:value="0.520061421735088" calcext:value-type="float">
            <text:p>0,520061421735088</text:p>
          </table:table-cell>
          <table:table-cell table:formula="of:=[.C67]+([.B68]-[.C67])*0.1" office:value-type="float" office:value="0.979075260237841" calcext:value-type="float">
            <text:p>0,979075260237841</text:p>
          </table:table-cell>
          <table:table-cell table:formula="of:=[.B68]-[.C68]" office:value-type="float" office:value="-0.459013838502754" calcext:value-type="float">
            <text:p>-0,459013838502754</text:p>
          </table:table-cell>
          <table:table-cell table:formula="of:=[.E67]+[.D68]*[.D68]" office:value-type="float" office:value="9.13059816051675" calcext:value-type="float">
            <text:p>9,13059816051675</text:p>
          </table:table-cell>
          <table:table-cell table:formula="of:=[.E68]/([.A68]+1)" office:value-type="float" office:value="0.136277584485325" calcext:value-type="float">
            <text:p>0,136277584485325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0.5+RAND()*0.1" office:value-type="float" office:value="0.569924700523007" calcext:value-type="float">
            <text:p>0,569924700523007</text:p>
          </table:table-cell>
          <table:table-cell table:formula="of:=[.C68]+([.B69]-[.C68])*0.1" office:value-type="float" office:value="0.938160204266358" calcext:value-type="float">
            <text:p>0,938160204266358</text:p>
          </table:table-cell>
          <table:table-cell table:formula="of:=[.B69]-[.C69]" office:value-type="float" office:value="-0.368235503743351" calcext:value-type="float">
            <text:p>-0,368235503743351</text:p>
          </table:table-cell>
          <table:table-cell table:formula="of:=[.E68]+[.D69]*[.D69]" office:value-type="float" office:value="9.26619554673387" calcext:value-type="float">
            <text:p>9,26619554673387</text:p>
          </table:table-cell>
          <table:table-cell table:formula="of:=[.E69]/([.A69]+1)" office:value-type="float" office:value="0.136267581569616" calcext:value-type="float">
            <text:p>0,136267581569616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0.5+RAND()*0.1" office:value-type="float" office:value="0.550791785703352" calcext:value-type="float">
            <text:p>0,550791785703352</text:p>
          </table:table-cell>
          <table:table-cell table:formula="of:=[.C69]+([.B70]-[.C69])*0.1" office:value-type="float" office:value="0.899423362410057" calcext:value-type="float">
            <text:p>0,899423362410057</text:p>
          </table:table-cell>
          <table:table-cell table:formula="of:=[.B70]-[.C70]" office:value-type="float" office:value="-0.348631576706705" calcext:value-type="float">
            <text:p>-0,348631576706705</text:p>
          </table:table-cell>
          <table:table-cell table:formula="of:=[.E69]+[.D70]*[.D70]" office:value-type="float" office:value="9.38773952301087" calcext:value-type="float">
            <text:p>9,38773952301087</text:p>
          </table:table-cell>
          <table:table-cell table:formula="of:=[.E70]/([.A70]+1)" office:value-type="float" office:value="0.136054195985665" calcext:value-type="float">
            <text:p>0,136054195985665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0.5+RAND()*0.1" office:value-type="float" office:value="0.50449154613194" calcext:value-type="float">
            <text:p>0,50449154613194</text:p>
          </table:table-cell>
          <table:table-cell table:formula="of:=[.C70]+([.B71]-[.C70])*0.1" office:value-type="float" office:value="0.859930180782246" calcext:value-type="float">
            <text:p>0,859930180782246</text:p>
          </table:table-cell>
          <table:table-cell table:formula="of:=[.B71]-[.C71]" office:value-type="float" office:value="-0.355438634650305" calcext:value-type="float">
            <text:p>-0,355438634650305</text:p>
          </table:table-cell>
          <table:table-cell table:formula="of:=[.E70]+[.D71]*[.D71]" office:value-type="float" office:value="9.51407614601295" calcext:value-type="float">
            <text:p>9,51407614601295</text:p>
          </table:table-cell>
          <table:table-cell table:formula="of:=[.E71]/([.A71]+1)" office:value-type="float" office:value="0.135915373514471" calcext:value-type="float">
            <text:p>0,135915373514471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0.5+RAND()*0.1" office:value-type="float" office:value="0.545286084767368" calcext:value-type="float">
            <text:p>0,545286084767368</text:p>
          </table:table-cell>
          <table:table-cell table:formula="of:=[.C71]+([.B72]-[.C71])*0.1" office:value-type="float" office:value="0.828465771180758" calcext:value-type="float">
            <text:p>0,828465771180758</text:p>
          </table:table-cell>
          <table:table-cell table:formula="of:=[.B72]-[.C72]" office:value-type="float" office:value="-0.28317968641339" calcext:value-type="float">
            <text:p>-0,28317968641339</text:p>
          </table:table-cell>
          <table:table-cell table:formula="of:=[.E71]+[.D72]*[.D72]" office:value-type="float" office:value="9.59426688081013" calcext:value-type="float">
            <text:p>9,59426688081013</text:p>
          </table:table-cell>
          <table:table-cell table:formula="of:=[.E72]/([.A72]+1)" office:value-type="float" office:value="0.13513051944803" calcext:value-type="float">
            <text:p>0,13513051944803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0.5+RAND()*0.1" office:value-type="float" office:value="0.508245125566512" calcext:value-type="float">
            <text:p>0,508245125566512</text:p>
          </table:table-cell>
          <table:table-cell table:formula="of:=[.C72]+([.B73]-[.C72])*0.1" office:value-type="float" office:value="0.796443706619333" calcext:value-type="float">
            <text:p>0,796443706619333</text:p>
          </table:table-cell>
          <table:table-cell table:formula="of:=[.B73]-[.C73]" office:value-type="float" office:value="-0.288198581052821" calcext:value-type="float">
            <text:p>-0,288198581052821</text:p>
          </table:table-cell>
          <table:table-cell table:formula="of:=[.E72]+[.D73]*[.D73]" office:value-type="float" office:value="9.67732530293099" calcext:value-type="float">
            <text:p>9,67732530293099</text:p>
          </table:table-cell>
          <table:table-cell table:formula="of:=[.E73]/([.A73]+1)" office:value-type="float" office:value="0.134407295874042" calcext:value-type="float">
            <text:p>0,134407295874042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0.5+RAND()*0.1" office:value-type="float" office:value="0.534812504584634" calcext:value-type="float">
            <text:p>0,534812504584634</text:p>
          </table:table-cell>
          <table:table-cell table:formula="of:=[.C73]+([.B74]-[.C73])*0.1" office:value-type="float" office:value="0.770280586415864" calcext:value-type="float">
            <text:p>0,770280586415864</text:p>
          </table:table-cell>
          <table:table-cell table:formula="of:=[.B74]-[.C74]" office:value-type="float" office:value="-0.235468081831229" calcext:value-type="float">
            <text:p>-0,235468081831229</text:p>
          </table:table-cell>
          <table:table-cell table:formula="of:=[.E73]+[.D74]*[.D74]" office:value-type="float" office:value="9.73277052049227" calcext:value-type="float">
            <text:p>9,73277052049227</text:p>
          </table:table-cell>
          <table:table-cell table:formula="of:=[.E74]/([.A74]+1)" office:value-type="float" office:value="0.133325623568387" calcext:value-type="float">
            <text:p>0,133325623568387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0.5+RAND()*0.1" office:value-type="float" office:value="0.536047005437701" calcext:value-type="float">
            <text:p>0,536047005437701</text:p>
          </table:table-cell>
          <table:table-cell table:formula="of:=[.C74]+([.B75]-[.C74])*0.1" office:value-type="float" office:value="0.746857228318047" calcext:value-type="float">
            <text:p>0,746857228318047</text:p>
          </table:table-cell>
          <table:table-cell table:formula="of:=[.B75]-[.C75]" office:value-type="float" office:value="-0.210810222880346" calcext:value-type="float">
            <text:p>-0,210810222880346</text:p>
          </table:table-cell>
          <table:table-cell table:formula="of:=[.E74]+[.D75]*[.D75]" office:value-type="float" office:value="9.77721147056313" calcext:value-type="float">
            <text:p>9,77721147056313</text:p>
          </table:table-cell>
          <table:table-cell table:formula="of:=[.E75]/([.A75]+1)" office:value-type="float" office:value="0.132124479331934" calcext:value-type="float">
            <text:p>0,132124479331934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0.5+RAND()*0.1" office:value-type="float" office:value="0.568823099844242" calcext:value-type="float">
            <text:p>0,568823099844242</text:p>
          </table:table-cell>
          <table:table-cell table:formula="of:=[.C75]+([.B76]-[.C75])*0.1" office:value-type="float" office:value="0.729053815470667" calcext:value-type="float">
            <text:p>0,729053815470667</text:p>
          </table:table-cell>
          <table:table-cell table:formula="of:=[.B76]-[.C76]" office:value-type="float" office:value="-0.160230715626425" calcext:value-type="float">
            <text:p>-0,160230715626425</text:p>
          </table:table-cell>
          <table:table-cell table:formula="of:=[.E75]+[.D76]*[.D76]" office:value-type="float" office:value="9.80288535279329" calcext:value-type="float">
            <text:p>9,80288535279329</text:p>
          </table:table-cell>
          <table:table-cell table:formula="of:=[.E76]/([.A76]+1)" office:value-type="float" office:value="0.130705138037244" calcext:value-type="float">
            <text:p>0,130705138037244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0.5+RAND()*0.1" office:value-type="float" office:value="0.551798767719856" calcext:value-type="float">
            <text:p>0,551798767719856</text:p>
          </table:table-cell>
          <table:table-cell table:formula="of:=[.C76]+([.B77]-[.C76])*0.1" office:value-type="float" office:value="0.711328310695586" calcext:value-type="float">
            <text:p>0,711328310695586</text:p>
          </table:table-cell>
          <table:table-cell table:formula="of:=[.B77]-[.C77]" office:value-type="float" office:value="-0.15952954297573" calcext:value-type="float">
            <text:p>-0,15952954297573</text:p>
          </table:table-cell>
          <table:table-cell table:formula="of:=[.E76]+[.D77]*[.D77]" office:value-type="float" office:value="9.82833502787533" calcext:value-type="float">
            <text:p>9,82833502787533</text:p>
          </table:table-cell>
          <table:table-cell table:formula="of:=[.E77]/([.A77]+1)" office:value-type="float" office:value="0.129320197735202" calcext:value-type="float">
            <text:p>0,129320197735202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0.5+RAND()*0.1" office:value-type="float" office:value="0.577712829537227" calcext:value-type="float">
            <text:p>0,577712829537227</text:p>
          </table:table-cell>
          <table:table-cell table:formula="of:=[.C77]+([.B78]-[.C77])*0.1" office:value-type="float" office:value="0.69796676257975" calcext:value-type="float">
            <text:p>0,69796676257975</text:p>
          </table:table-cell>
          <table:table-cell table:formula="of:=[.B78]-[.C78]" office:value-type="float" office:value="-0.120253933042523" calcext:value-type="float">
            <text:p>-0,120253933042523</text:p>
          </table:table-cell>
          <table:table-cell table:formula="of:=[.E77]+[.D78]*[.D78]" office:value-type="float" office:value="9.84279603628753" calcext:value-type="float">
            <text:p>9,84279603628753</text:p>
          </table:table-cell>
          <table:table-cell table:formula="of:=[.E78]/([.A78]+1)" office:value-type="float" office:value="0.127828519951786" calcext:value-type="float">
            <text:p>0,127828519951786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0.5+RAND()*0.1" office:value-type="float" office:value="0.519990865116945" calcext:value-type="float">
            <text:p>0,519990865116945</text:p>
          </table:table-cell>
          <table:table-cell table:formula="of:=[.C78]+([.B79]-[.C78])*0.1" office:value-type="float" office:value="0.680169172833469" calcext:value-type="float">
            <text:p>0,680169172833469</text:p>
          </table:table-cell>
          <table:table-cell table:formula="of:=[.B79]-[.C79]" office:value-type="float" office:value="-0.160178307716524" calcext:value-type="float">
            <text:p>-0,160178307716524</text:p>
          </table:table-cell>
          <table:table-cell table:formula="of:=[.E78]+[.D79]*[.D79]" office:value-type="float" office:value="9.86845312655046" calcext:value-type="float">
            <text:p>9,86845312655046</text:p>
          </table:table-cell>
          <table:table-cell table:formula="of:=[.E79]/([.A79]+1)" office:value-type="float" office:value="0.12651862982757" calcext:value-type="float">
            <text:p>0,12651862982757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0.5+RAND()*0.1" office:value-type="float" office:value="0.587886108313986" calcext:value-type="float">
            <text:p>0,587886108313986</text:p>
          </table:table-cell>
          <table:table-cell table:formula="of:=[.C79]+([.B80]-[.C79])*0.1" office:value-type="float" office:value="0.670940866381521" calcext:value-type="float">
            <text:p>0,670940866381521</text:p>
          </table:table-cell>
          <table:table-cell table:formula="of:=[.B80]-[.C80]" office:value-type="float" office:value="-0.0830547580675349" calcext:value-type="float">
            <text:p>-0,0830547580675349</text:p>
          </table:table-cell>
          <table:table-cell table:formula="of:=[.E79]+[.D80]*[.D80]" office:value-type="float" office:value="9.87535121938812" calcext:value-type="float">
            <text:p>9,87535121938812</text:p>
          </table:table-cell>
          <table:table-cell table:formula="of:=[.E80]/([.A80]+1)" office:value-type="float" office:value="0.125004445815039" calcext:value-type="float">
            <text:p>0,125004445815039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0.5+RAND()*0.1" office:value-type="float" office:value="0.573720473707788" calcext:value-type="float">
            <text:p>0,573720473707788</text:p>
          </table:table-cell>
          <table:table-cell table:formula="of:=[.C80]+([.B81]-[.C80])*0.1" office:value-type="float" office:value="0.661218827114148" calcext:value-type="float">
            <text:p>0,661218827114148</text:p>
          </table:table-cell>
          <table:table-cell table:formula="of:=[.B81]-[.C81]" office:value-type="float" office:value="-0.0874983534063603" calcext:value-type="float">
            <text:p>-0,0874983534063603</text:p>
          </table:table-cell>
          <table:table-cell table:formula="of:=[.E80]+[.D81]*[.D81]" office:value-type="float" office:value="9.88300718123694" calcext:value-type="float">
            <text:p>9,88300718123694</text:p>
          </table:table-cell>
          <table:table-cell table:formula="of:=[.E81]/([.A81]+1)" office:value-type="float" office:value="0.123537589765462" calcext:value-type="float">
            <text:p>0,123537589765462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0.5+RAND()*0.1" office:value-type="float" office:value="0.510060267076533" calcext:value-type="float">
            <text:p>0,510060267076533</text:p>
          </table:table-cell>
          <table:table-cell table:formula="of:=[.C81]+([.B82]-[.C81])*0.1" office:value-type="float" office:value="0.646102971110386" calcext:value-type="float">
            <text:p>0,646102971110386</text:p>
          </table:table-cell>
          <table:table-cell table:formula="of:=[.B82]-[.C82]" office:value-type="float" office:value="-0.136042704033853" calcext:value-type="float">
            <text:p>-0,136042704033853</text:p>
          </table:table-cell>
          <table:table-cell table:formula="of:=[.E81]+[.D82]*[.D82]" office:value-type="float" office:value="9.90151479855778" calcext:value-type="float">
            <text:p>9,90151479855778</text:p>
          </table:table-cell>
          <table:table-cell table:formula="of:=[.E82]/([.A82]+1)" office:value-type="float" office:value="0.122240923438985" calcext:value-type="float">
            <text:p>0,122240923438985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0.5+RAND()*0.1" office:value-type="float" office:value="0.591928242934591" calcext:value-type="float">
            <text:p>0,591928242934591</text:p>
          </table:table-cell>
          <table:table-cell table:formula="of:=[.C82]+([.B83]-[.C82])*0.1" office:value-type="float" office:value="0.640685498292807" calcext:value-type="float">
            <text:p>0,640685498292807</text:p>
          </table:table-cell>
          <table:table-cell table:formula="of:=[.B83]-[.C83]" office:value-type="float" office:value="-0.0487572553582154" calcext:value-type="float">
            <text:p>-0,0487572553582154</text:p>
          </table:table-cell>
          <table:table-cell table:formula="of:=[.E82]+[.D83]*[.D83]" office:value-type="float" office:value="9.90389206850785" calcext:value-type="float">
            <text:p>9,90389206850785</text:p>
          </table:table-cell>
          <table:table-cell table:formula="of:=[.E83]/([.A83]+1)" office:value-type="float" office:value="0.120779171567169" calcext:value-type="float">
            <text:p>0,120779171567169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0.5+RAND()*0.1" office:value-type="float" office:value="0.524581675918459" calcext:value-type="float">
            <text:p>0,524581675918459</text:p>
          </table:table-cell>
          <table:table-cell table:formula="of:=[.C83]+([.B84]-[.C83])*0.1" office:value-type="float" office:value="0.629075116055372" calcext:value-type="float">
            <text:p>0,629075116055372</text:p>
          </table:table-cell>
          <table:table-cell table:formula="of:=[.B84]-[.C84]" office:value-type="float" office:value="-0.104493440136913" calcext:value-type="float">
            <text:p>-0,104493440136913</text:p>
          </table:table-cell>
          <table:table-cell table:formula="of:=[.E83]+[.D84]*[.D84]" office:value-type="float" office:value="9.9148109475395" calcext:value-type="float">
            <text:p>9,9148109475395</text:p>
          </table:table-cell>
          <table:table-cell table:formula="of:=[.E84]/([.A84]+1)" office:value-type="float" office:value="0.119455553584813" calcext:value-type="float">
            <text:p>0,119455553584813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0.5+RAND()*0.1" office:value-type="float" office:value="0.50461724177603" calcext:value-type="float">
            <text:p>0,50461724177603</text:p>
          </table:table-cell>
          <table:table-cell table:formula="of:=[.C84]+([.B85]-[.C84])*0.1" office:value-type="float" office:value="0.616629328627438" calcext:value-type="float">
            <text:p>0,616629328627438</text:p>
          </table:table-cell>
          <table:table-cell table:formula="of:=[.B85]-[.C85]" office:value-type="float" office:value="-0.112012086851408" calcext:value-type="float">
            <text:p>-0,112012086851408</text:p>
          </table:table-cell>
          <table:table-cell table:formula="of:=[.E84]+[.D85]*[.D85]" office:value-type="float" office:value="9.9273576551403" calcext:value-type="float">
            <text:p>9,9273576551403</text:p>
          </table:table-cell>
          <table:table-cell table:formula="of:=[.E85]/([.A85]+1)" office:value-type="float" office:value="0.118182829227861" calcext:value-type="float">
            <text:p>0,118182829227861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0.5+RAND()*0.1" office:value-type="float" office:value="0.531984301404593" calcext:value-type="float">
            <text:p>0,531984301404593</text:p>
          </table:table-cell>
          <table:table-cell table:formula="of:=[.C85]+([.B86]-[.C85])*0.1" office:value-type="float" office:value="0.608164825905153" calcext:value-type="float">
            <text:p>0,608164825905153</text:p>
          </table:table-cell>
          <table:table-cell table:formula="of:=[.B86]-[.C86]" office:value-type="float" office:value="-0.0761805245005602" calcext:value-type="float">
            <text:p>-0,0761805245005602</text:p>
          </table:table-cell>
          <table:table-cell table:formula="of:=[.E85]+[.D86]*[.D86]" office:value-type="float" office:value="9.93316112745348" calcext:value-type="float">
            <text:p>9,93316112745348</text:p>
          </table:table-cell>
          <table:table-cell table:formula="of:=[.E86]/([.A86]+1)" office:value-type="float" office:value="0.116860719146512" calcext:value-type="float">
            <text:p>0,116860719146512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0.5+RAND()*0.1" office:value-type="float" office:value="0.550257417082317" calcext:value-type="float">
            <text:p>0,550257417082317</text:p>
          </table:table-cell>
          <table:table-cell table:formula="of:=[.C86]+([.B87]-[.C86])*0.1" office:value-type="float" office:value="0.60237408502287" calcext:value-type="float">
            <text:p>0,60237408502287</text:p>
          </table:table-cell>
          <table:table-cell table:formula="of:=[.B87]-[.C87]" office:value-type="float" office:value="-0.0521166679405528" calcext:value-type="float">
            <text:p>-0,0521166679405528</text:p>
          </table:table-cell>
          <table:table-cell table:formula="of:=[.E86]+[.D87]*[.D87]" office:value-type="float" office:value="9.93587727453071" calcext:value-type="float">
            <text:p>9,93587727453071</text:p>
          </table:table-cell>
          <table:table-cell table:formula="of:=[.E87]/([.A87]+1)" office:value-type="float" office:value="0.11553345668059" calcext:value-type="float">
            <text:p>0,11553345668059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0.5+RAND()*0.1" office:value-type="float" office:value="0.555121405012207" calcext:value-type="float">
            <text:p>0,555121405012207</text:p>
          </table:table-cell>
          <table:table-cell table:formula="of:=[.C87]+([.B88]-[.C87])*0.1" office:value-type="float" office:value="0.597648817021803" calcext:value-type="float">
            <text:p>0,597648817021803</text:p>
          </table:table-cell>
          <table:table-cell table:formula="of:=[.B88]-[.C88]" office:value-type="float" office:value="-0.0425274120095961" calcext:value-type="float">
            <text:p>-0,0425274120095961</text:p>
          </table:table-cell>
          <table:table-cell table:formula="of:=[.E87]+[.D88]*[.D88]" office:value-type="float" office:value="9.93768585530295" calcext:value-type="float">
            <text:p>9,93768585530295</text:p>
          </table:table-cell>
          <table:table-cell table:formula="of:=[.E88]/([.A88]+1)" office:value-type="float" office:value="0.114226274198884" calcext:value-type="float">
            <text:p>0,114226274198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7:08:10.317817854</meta:creation-date>
    <dc:date>2024-01-04T17:48:15.649638157</dc:date>
    <meta:editing-duration>PT8M44S</meta:editing-duration>
    <meta:editing-cycles>1</meta:editing-cycles>
    <meta:document-statistic meta:table-count="1" meta:cell-count="52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703cm" style:legend-expansion="high" chart:style-name="ch2"/>
        <chart:plot-area chart:style-name="ch3" table:cell-range-address="Sheet1.A1:Sheet1.C116 Sheet1.F1:Sheet1.F116" chart:data-source-has-labels="row" svg:x="0.32cm" svg:y="0.18cm" svg:width="13.169cm" svg:height="8.64cm">
          <chart:coordinate-region svg:x="1.047cm" svg:y="0.379cm" svg:width="12.1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6" chart:label-cell-address="Sheet1.B1:Sheet1.B1" chart:class="chart:scatter">
            <chart:domain table:cell-range-address="Sheet1.A2:Sheet1.A116"/>
            <chart:data-point chart:repeated="115"/>
          </chart:series>
          <chart:series chart:style-name="ch8" chart:values-cell-range-address="Sheet1.C2:Sheet1.C116" chart:label-cell-address="Sheet1.C1:Sheet1.C1" chart:class="chart:scatter">
            <chart:data-point chart:repeated="115"/>
          </chart:series>
          <chart:series chart:style-name="ch9" chart:values-cell-range-address="Sheet1.F2:Sheet1.F116" chart:label-cell-address="Sheet1.F1:Sheet1.F1" chart:class="chart:scatter"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emav</text:p>
                <draw:g>
                  <svg:desc>Sheet1.C1:Sheet1.C1</svg:desc>
                </draw:g>
              </table:table-cell>
              <table:table-cell office:value-type="string">
                <text:p>stdev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6</svg:desc>
                </draw:g>
              </table:table-cell>
              <table:table-cell office:value-type="float" office:value="0.535739405025253">
                <text:p>0.535739405025253</text:p>
                <draw:g>
                  <svg:desc>Sheet1.B2:Sheet1.B116</svg:desc>
                </draw:g>
              </table:table-cell>
              <table:table-cell office:value-type="float" office:value="0.535739405025253">
                <text:p>0.535739405025253</text:p>
                <draw:g>
                  <svg:desc>Sheet1.C2:Sheet1.C116</svg:desc>
                </draw:g>
              </table:table-cell>
              <table:table-cell office:value-type="float" office:value="0">
                <text:p>0</text:p>
                <draw:g>
                  <svg:desc>Sheet1.F2:Sheet1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3164863376134">
                <text:p>0.573164863376134</text:p>
              </table:table-cell>
              <table:table-cell office:value-type="float" office:value="0.539481950860341">
                <text:p>0.539481950860341</text:p>
              </table:table-cell>
              <table:table-cell office:value-type="float" office:value="0.000567269297773291">
                <text:p>0.00056726929777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0994917273541">
                <text:p>0.580994917273541</text:p>
              </table:table-cell>
              <table:table-cell office:value-type="float" office:value="0.543633247501661">
                <text:p>0.543633247501661</text:p>
              </table:table-cell>
              <table:table-cell office:value-type="float" office:value="0.000843477654563204">
                <text:p>0.00084347765456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90725996984804">
                <text:p>0.590725996984804</text:p>
              </table:table-cell>
              <table:table-cell office:value-type="float" office:value="0.548342522449975">
                <text:p>0.548342522449975</text:p>
              </table:table-cell>
              <table:table-cell office:value-type="float" office:value="0.00108169796933352">
                <text:p>0.00108169796933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7937612838958">
                <text:p>0.57937612838958</text:p>
              </table:table-cell>
              <table:table-cell office:value-type="float" office:value="0.551445883043936">
                <text:p>0.551445883043936</text:p>
              </table:table-cell>
              <table:table-cell office:value-type="float" office:value="0.00102137809648038">
                <text:p>0.00102137809648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5979266704367">
                <text:p>0.545979266704367</text:p>
              </table:table-cell>
              <table:table-cell office:value-type="float" office:value="0.550899221409979">
                <text:p>0.550899221409979</text:p>
              </table:table-cell>
              <table:table-cell office:value-type="float" office:value="0.000855182739451198">
                <text:p>0.000855182739451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96603406394424">
                <text:p>0.596603406394424</text:p>
              </table:table-cell>
              <table:table-cell office:value-type="float" office:value="0.555469639908423">
                <text:p>0.555469639908423</text:p>
              </table:table-cell>
              <table:table-cell office:value-type="float" office:value="0.000974726168861715">
                <text:p>0.000974726168861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81014768937661">
                <text:p>0.581014768937661</text:p>
              </table:table-cell>
              <table:table-cell office:value-type="float" office:value="0.558024152811347">
                <text:p>0.558024152811347</text:p>
              </table:table-cell>
              <table:table-cell office:value-type="float" office:value="0.000918956451487444">
                <text:p>0.000918956451487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60391134588778">
                <text:p>0.560391134588778</text:p>
              </table:table-cell>
              <table:table-cell office:value-type="float" office:value="0.55826085098909">
                <text:p>0.55826085098909</text:p>
              </table:table-cell>
              <table:table-cell office:value-type="float" office:value="0.000817354413346072">
                <text:p>0.000817354413346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3083241595794">
                <text:p>0.543083241595794</text:p>
              </table:table-cell>
              <table:table-cell office:value-type="float" office:value="0.556743090049761">
                <text:p>0.556743090049761</text:p>
              </table:table-cell>
              <table:table-cell office:value-type="float" office:value="0.000754278117989997">
                <text:p>0.00075427811798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18460232724179">
                <text:p>0.518460232724179</text:p>
              </table:table-cell>
              <table:table-cell office:value-type="float" office:value="0.552914804317203">
                <text:p>0.552914804317203</text:p>
              </table:table-cell>
              <table:table-cell office:value-type="float" office:value="0.000793627153050798">
                <text:p>0.000793627153050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78408762626851">
                <text:p>0.578408762626851</text:p>
              </table:table-cell>
              <table:table-cell office:value-type="float" office:value="0.555464200148167">
                <text:p>0.555464200148167</text:p>
              </table:table-cell>
              <table:table-cell office:value-type="float" office:value="0.000771362635908083">
                <text:p>0.000771362635908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4558664290478">
                <text:p>0.54558664290478</text:p>
              </table:table-cell>
              <table:table-cell office:value-type="float" office:value="0.554476444423829">
                <text:p>0.554476444423829</text:p>
              </table:table-cell>
              <table:table-cell office:value-type="float" office:value="0.00071810616938039">
                <text:p>0.00071810616938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44097680742805">
                <text:p>0.544097680742805</text:p>
              </table:table-cell>
              <table:table-cell office:value-type="float" office:value="0.553438568055726">
                <text:p>0.553438568055726</text:p>
              </table:table-cell>
              <table:table-cell office:value-type="float" office:value="0.000673045169838411">
                <text:p>0.000673045169838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15020223112507">
                <text:p>0.515020223112507</text:p>
              </table:table-cell>
              <table:table-cell office:value-type="float" office:value="0.549596733561404">
                <text:p>0.549596733561404</text:p>
              </table:table-cell>
              <table:table-cell office:value-type="float" office:value="0.0007078778301707">
                <text:p>0.0007078778301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95949980567236">
                <text:p>0.595949980567236</text:p>
              </table:table-cell>
              <table:table-cell office:value-type="float" office:value="0.554232058261987">
                <text:p>0.554232058261987</text:p>
              </table:table-cell>
              <table:table-cell office:value-type="float" office:value="0.000772409530876701">
                <text:p>0.000772409530876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91263642469583">
                <text:p>0.591263642469583</text:p>
              </table:table-cell>
              <table:table-cell office:value-type="float" office:value="0.557935216682747">
                <text:p>0.557935216682747</text:p>
              </table:table-cell>
              <table:table-cell office:value-type="float" office:value="0.000792313909379756">
                <text:p>0.000792313909379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8962672056843">
                <text:p>0.588962672056843</text:p>
              </table:table-cell>
              <table:table-cell office:value-type="float" office:value="0.561037962220157">
                <text:p>0.561037962220157</text:p>
              </table:table-cell>
              <table:table-cell office:value-type="float" office:value="0.000791618104384389">
                <text:p>0.000791618104384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2930454297268">
                <text:p>0.52930454297268</text:p>
              </table:table-cell>
              <table:table-cell office:value-type="float" office:value="0.557864620295409">
                <text:p>0.557864620295409</text:p>
              </table:table-cell>
              <table:table-cell office:value-type="float" office:value="0.000792884415557857">
                <text:p>0.000792884415557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97611815642007">
                <text:p>0.597611815642007</text:p>
              </table:table-cell>
              <table:table-cell office:value-type="float" office:value="0.561839339830069">
                <text:p>0.561839339830069</text:p>
              </table:table-cell>
              <table:table-cell office:value-type="float" office:value="0.000817223696065751">
                <text:p>0.000817223696065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4175900690557">
                <text:p>0.54175900690557</text:p>
              </table:table-cell>
              <table:table-cell office:value-type="float" office:value="0.559831306537619">
                <text:p>0.559831306537619</text:p>
              </table:table-cell>
              <table:table-cell office:value-type="float" office:value="0.000793861044538361">
                <text:p>0.000793861044538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37505666570759">
                <text:p>0.537505666570759</text:p>
              </table:table-cell>
              <table:table-cell office:value-type="float" office:value="0.557598742540933">
                <text:p>0.557598742540933</text:p>
              </table:table-cell>
              <table:table-cell office:value-type="float" office:value="0.000776127892602216">
                <text:p>0.000776127892602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64251248403312">
                <text:p>0.564251248403312</text:p>
              </table:table-cell>
              <table:table-cell office:value-type="float" office:value="0.558263993127171">
                <text:p>0.558263993127171</text:p>
              </table:table-cell>
              <table:table-cell office:value-type="float" office:value="0.000743941776651758">
                <text:p>0.000743941776651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87969255249176">
                <text:p>0.587969255249176</text:p>
              </table:table-cell>
              <table:table-cell office:value-type="float" office:value="0.561234519339371">
                <text:p>0.561234519339371</text:p>
              </table:table-cell>
              <table:table-cell office:value-type="float" office:value="0.000742725290298225">
                <text:p>0.000742725290298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2053141777214">
                <text:p>0.512053141777214</text:p>
              </table:table-cell>
              <table:table-cell office:value-type="float" office:value="0.556316381583156">
                <text:p>0.556316381583156</text:p>
              </table:table-cell>
              <table:table-cell office:value-type="float" office:value="0.000791385654611027">
                <text:p>0.000791385654611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63364457633937">
                <text:p>0.563364457633937</text:p>
              </table:table-cell>
              <table:table-cell office:value-type="float" office:value="0.557021189188234">
                <text:p>0.557021189188234</text:p>
              </table:table-cell>
              <table:table-cell office:value-type="float" office:value="0.000762495323840382">
                <text:p>0.000762495323840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48248533607809">
                <text:p>0.548248533607809</text:p>
              </table:table-cell>
              <table:table-cell office:value-type="float" office:value="0.556143923630191">
                <text:p>0.556143923630191</text:p>
              </table:table-cell>
              <table:table-cell office:value-type="float" office:value="0.000736563540868722">
                <text:p>0.000736563540868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73220138805441">
                <text:p>0.573220138805441</text:p>
              </table:table-cell>
              <table:table-cell office:value-type="float" office:value="0.557851545147716">
                <text:p>0.557851545147716</text:p>
              </table:table-cell>
              <table:table-cell office:value-type="float" office:value="0.000718693188373991">
                <text:p>0.000718693188373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0824033528878">
                <text:p>0.50824033528878</text:p>
              </table:table-cell>
              <table:table-cell office:value-type="float" office:value="0.552890424161823">
                <text:p>0.552890424161823</text:p>
              </table:table-cell>
              <table:table-cell office:value-type="float" office:value="0.000762656541753184">
                <text:p>0.000762656541753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6169098477556">
                <text:p>1.06169098477556</text:p>
              </table:table-cell>
              <table:table-cell office:value-type="float" office:value="0.603770480223196">
                <text:p>0.603770480223196</text:p>
              </table:table-cell>
              <table:table-cell office:value-type="float" office:value="0.00772694094001109">
                <text:p>0.00772694094001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68746403421332">
                <text:p>1.68746403421332</text:p>
              </table:table-cell>
              <table:table-cell office:value-type="float" office:value="0.712139835622209">
                <text:p>0.712139835622209</text:p>
              </table:table-cell>
              <table:table-cell office:value-type="float" office:value="0.0381634038889589">
                <text:p>0.0381634038889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76524718458195">
                <text:p>1.76524718458195</text:p>
              </table:table-cell>
              <table:table-cell office:value-type="float" office:value="0.817450570518183">
                <text:p>0.817450570518183</text:p>
              </table:table-cell>
              <table:table-cell office:value-type="float" office:value="0.0650432481933896">
                <text:p>0.0650432481933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64940173500407">
                <text:p>1.64940173500407</text:p>
              </table:table-cell>
              <table:table-cell office:value-type="float" office:value="0.900645686966771">
                <text:p>0.900645686966771</text:p>
              </table:table-cell>
              <table:table-cell office:value-type="float" office:value="0.0800611988382091">
                <text:p>0.0800611988382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2303172897073">
                <text:p>1.32303172897073</text:p>
              </table:table-cell>
              <table:table-cell office:value-type="float" office:value="0.942884291167167">
                <text:p>0.942884291167167</text:p>
              </table:table-cell>
              <table:table-cell office:value-type="float" office:value="0.0819568128273386">
                <text:p>0.0819568128273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39664715770381">
                <text:p>1.39664715770381</text:p>
              </table:table-cell>
              <table:table-cell office:value-type="float" office:value="0.988260577820832">
                <text:p>0.988260577820832</text:p>
              </table:table-cell>
              <table:table-cell office:value-type="float" office:value="0.0843803209930866">
                <text:p>0.0843803209930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14197007339873">
                <text:p>1.14197007339873</text:p>
              </table:table-cell>
              <table:table-cell office:value-type="float" office:value="1.00363152737862">
                <text:p>1.00363152737862</text:p>
              </table:table-cell>
              <table:table-cell office:value-type="float" office:value="0.0825680218909163">
                <text:p>0.0825680218909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75611012926665">
                <text:p>1.75611012926665</text:p>
              </table:table-cell>
              <table:table-cell office:value-type="float" office:value="1.07887938756742">
                <text:p>1.07887938756742</text:p>
              </table:table-cell>
              <table:table-cell office:value-type="float" office:value="0.0927321693398775">
                <text:p>0.0927321693398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53941703064554">
                <text:p>1.53941703064554</text:p>
              </table:table-cell>
              <table:table-cell office:value-type="float" office:value="1.12493315187524">
                <text:p>1.12493315187524</text:p>
              </table:table-cell>
              <table:table-cell office:value-type="float" office:value="0.0948128197719985">
                <text:p>0.0948128197719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4739453669139">
                <text:p>1.04739453669139</text:p>
              </table:table-cell>
              <table:table-cell office:value-type="float" office:value="1.11717929035685">
                <text:p>1.11717929035685</text:p>
              </table:table-cell>
              <table:table-cell office:value-type="float" office:value="0.0925065913635921">
                <text:p>0.0925065913635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79738461564797">
                <text:p>1.79738461564797</text:p>
              </table:table-cell>
              <table:table-cell office:value-type="float" office:value="1.18519982288596">
                <text:p>1.18519982288596</text:p>
              </table:table-cell>
              <table:table-cell office:value-type="float" office:value="0.0995631820917289">
                <text:p>0.0995631820917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73875070697889">
                <text:p>1.73875070697889</text:p>
              </table:table-cell>
              <table:table-cell office:value-type="float" office:value="1.24055491129526">
                <text:p>1.24055491129526</text:p>
              </table:table-cell>
              <table:table-cell office:value-type="float" office:value="0.103188447183073">
                <text:p>0.103188447183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67448003858165">
                <text:p>1.67448003858165</text:p>
              </table:table-cell>
              <table:table-cell office:value-type="float" office:value="1.2839474240239">
                <text:p>1.2839474240239</text:p>
              </table:table-cell>
              <table:table-cell office:value-type="float" office:value="0.104362906131889">
                <text:p>0.104362906131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8656538122802">
                <text:p>1.18656538122802</text:p>
              </table:table-cell>
              <table:table-cell office:value-type="float" office:value="1.27420921974431">
                <text:p>1.27420921974431</text:p>
              </table:table-cell>
              <table:table-cell office:value-type="float" office:value="0.102114499999283">
                <text:p>0.102114499999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50061327692003">
                <text:p>1.50061327692003</text:p>
              </table:table-cell>
              <table:table-cell office:value-type="float" office:value="1.29684962546188">
                <text:p>1.29684962546188</text:p>
              </table:table-cell>
              <table:table-cell office:value-type="float" office:value="0.100737343764199">
                <text:p>0.100737343764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14132016053193">
                <text:p>1.14132016053193</text:p>
              </table:table-cell>
              <table:table-cell office:value-type="float" office:value="1.28129667896888">
                <text:p>1.28129667896888</text:p>
              </table:table-cell>
              <table:table-cell office:value-type="float" office:value="0.0989341455852995">
                <text:p>0.0989341455852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79464547759762">
                <text:p>1.79464547759762</text:p>
              </table:table-cell>
              <table:table-cell office:value-type="float" office:value="1.33263155883176">
                <text:p>1.33263155883176</text:p>
              </table:table-cell>
              <table:table-cell office:value-type="float" office:value="0.101423769836345">
                <text:p>0.10142376983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42573111973729">
                <text:p>1.42573111973729</text:p>
              </table:table-cell>
              <table:table-cell office:value-type="float" office:value="1.34194151492231">
                <text:p>1.34194151492231</text:p>
              </table:table-cell>
              <table:table-cell office:value-type="float" office:value="0.0994151938371684">
                <text:p>0.0994151938371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45393919201001">
                <text:p>1.45393919201001</text:p>
              </table:table-cell>
              <table:table-cell office:value-type="float" office:value="1.35314128263108">
                <text:p>1.35314128263108</text:p>
              </table:table-cell>
              <table:table-cell office:value-type="float" office:value="0.0975557151850433">
                <text:p>0.0975557151850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3151911726113">
                <text:p>1.23151911726113</text:p>
              </table:table-cell>
              <table:table-cell office:value-type="float" office:value="1.34097906609409">
                <text:p>1.34097906609409</text:p>
              </table:table-cell>
              <table:table-cell office:value-type="float" office:value="0.0958093022302162">
                <text:p>0.0958093022302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543632787509">
                <text:p>1.56543632787509</text:p>
              </table:table-cell>
              <table:table-cell office:value-type="float" office:value="1.36342479227219">
                <text:p>1.36342479227219</text:p>
              </table:table-cell>
              <table:table-cell office:value-type="float" office:value="0.0947092893959447">
                <text:p>0.0947092893959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78259856524355">
                <text:p>1.78259856524355</text:p>
              </table:table-cell>
              <table:table-cell office:value-type="float" office:value="1.40534216956932">
                <text:p>1.40534216956932</text:p>
              </table:table-cell>
              <table:table-cell office:value-type="float" office:value="0.0956428795661637">
                <text:p>0.0956428795661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836082683986">
                <text:p>1.836082683986</text:p>
              </table:table-cell>
              <table:table-cell office:value-type="float" office:value="1.44841622101099">
                <text:p>1.44841622101099</text:p>
              </table:table-cell>
              <table:table-cell office:value-type="float" office:value="0.0966936950844212">
                <text:p>0.0966936950844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74939584648071">
                <text:p>1.74939584648071</text:p>
              </table:table-cell>
              <table:table-cell office:value-type="float" office:value="1.47851418355796">
                <text:p>1.47851418355796</text:p>
              </table:table-cell>
              <table:table-cell office:value-type="float" office:value="0.0962537550886357">
                <text:p>0.09625375508863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92700725477459">
                <text:p>1.92700725477459</text:p>
              </table:table-cell>
              <table:table-cell office:value-type="float" office:value="1.52336349067963">
                <text:p>1.52336349067963</text:p>
              </table:table-cell>
              <table:table-cell office:value-type="float" office:value="0.0974884686664897">
                <text:p>0.0974884686664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59976889627486">
                <text:p>1.59976889627486</text:p>
              </table:table-cell>
              <table:table-cell office:value-type="float" office:value="1.53100403123915">
                <text:p>1.53100403123915</text:p>
              </table:table-cell>
              <table:table-cell office:value-type="float" office:value="0.0958019257209786">
                <text:p>0.09580192572097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36536719487524">
                <text:p>1.36536719487524</text:p>
              </table:table-cell>
              <table:table-cell office:value-type="float" office:value="1.51444034760276">
                <text:p>1.51444034760276</text:p>
              </table:table-cell>
              <table:table-cell office:value-type="float" office:value="0.0944880128485347">
                <text:p>0.094488012848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917456134031">
                <text:p>1.7917456134031</text:p>
              </table:table-cell>
              <table:table-cell office:value-type="float" office:value="1.54217087418279">
                <text:p>1.54217087418279</text:p>
              </table:table-cell>
              <table:table-cell office:value-type="float" office:value="0.0939230924556988">
                <text:p>0.0939230924556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24792365880593">
                <text:p>1.24792365880593</text:p>
              </table:table-cell>
              <table:table-cell office:value-type="float" office:value="1.5127461526451">
                <text:p>1.5127461526451</text:p>
              </table:table-cell>
              <table:table-cell office:value-type="float" office:value="0.0935128831589315">
                <text:p>0.0935128831589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9562198077437">
                <text:p>1.9562198077437</text:p>
              </table:table-cell>
              <table:table-cell office:value-type="float" office:value="1.55709351815496">
                <text:p>1.55709351815496</text:p>
              </table:table-cell>
              <table:table-cell office:value-type="float" office:value="0.0946279494620153">
                <text:p>0.0946279494620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56455451869945">
                <text:p>0.556455451869945</text:p>
              </table:table-cell>
              <table:table-cell office:value-type="float" office:value="1.45702971152646">
                <text:p>1.45702971152646</text:p>
              </table:table-cell>
              <table:table-cell office:value-type="float" office:value="0.106568050256913">
                <text:p>0.10656805025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97394660329373">
                <text:p>0.597394660329373</text:p>
              </table:table-cell>
              <table:table-cell office:value-type="float" office:value="1.37106620640675">
                <text:p>1.37106620640675</text:p>
              </table:table-cell>
              <table:table-cell office:value-type="float" office:value="0.114633617649583">
                <text:p>0.11463361764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109540981002">
                <text:p>0.5109540981002</text:p>
              </table:table-cell>
              <table:table-cell office:value-type="float" office:value="1.2850549955761">
                <text:p>1.2850549955761</text:p>
              </table:table-cell>
              <table:table-cell office:value-type="float" office:value="0.122449723808025">
                <text:p>0.122449723808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60609253760009">
                <text:p>0.560609253760009</text:p>
              </table:table-cell>
              <table:table-cell office:value-type="float" office:value="1.21261042139449">
                <text:p>1.21261042139449</text:p>
              </table:table-cell>
              <table:table-cell office:value-type="float" office:value="0.127253784106258">
                <text:p>0.127253784106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52075053765307">
                <text:p>0.552075053765307</text:p>
              </table:table-cell>
              <table:table-cell office:value-type="float" office:value="1.14655688463157">
                <text:p>1.14655688463157</text:p>
              </table:table-cell>
              <table:table-cell office:value-type="float" office:value="0.130787453842568">
                <text:p>0.130787453842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6071553188515">
                <text:p>0.56071553188515</text:p>
              </table:table-cell>
              <table:table-cell office:value-type="float" office:value="1.08797274935693">
                <text:p>1.08797274935693</text:p>
              </table:table-cell>
              <table:table-cell office:value-type="float" office:value="0.133052264912315">
                <text:p>0.133052264912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09013234280223">
                <text:p>0.509013234280223</text:p>
              </table:table-cell>
              <table:table-cell office:value-type="float" office:value="1.03007679784926">
                <text:p>1.03007679784926</text:p>
              </table:table-cell>
              <table:table-cell office:value-type="float" office:value="0.135150067523935">
                <text:p>0.13515006752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0061421735088">
                <text:p>0.520061421735088</text:p>
              </table:table-cell>
              <table:table-cell office:value-type="float" office:value="0.979075260237841">
                <text:p>0.979075260237841</text:p>
              </table:table-cell>
              <table:table-cell office:value-type="float" office:value="0.136277584485325">
                <text:p>0.136277584485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69924700523007">
                <text:p>0.569924700523007</text:p>
              </table:table-cell>
              <table:table-cell office:value-type="float" office:value="0.938160204266358">
                <text:p>0.938160204266358</text:p>
              </table:table-cell>
              <table:table-cell office:value-type="float" office:value="0.136267581569616">
                <text:p>0.136267581569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50791785703352">
                <text:p>0.550791785703352</text:p>
              </table:table-cell>
              <table:table-cell office:value-type="float" office:value="0.899423362410057">
                <text:p>0.899423362410057</text:p>
              </table:table-cell>
              <table:table-cell office:value-type="float" office:value="0.136054195985665">
                <text:p>0.136054195985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0449154613194">
                <text:p>0.50449154613194</text:p>
              </table:table-cell>
              <table:table-cell office:value-type="float" office:value="0.859930180782246">
                <text:p>0.859930180782246</text:p>
              </table:table-cell>
              <table:table-cell office:value-type="float" office:value="0.135915373514471">
                <text:p>0.135915373514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5286084767368">
                <text:p>0.545286084767368</text:p>
              </table:table-cell>
              <table:table-cell office:value-type="float" office:value="0.828465771180758">
                <text:p>0.828465771180758</text:p>
              </table:table-cell>
              <table:table-cell office:value-type="float" office:value="0.13513051944803">
                <text:p>0.13513051944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08245125566512">
                <text:p>0.508245125566512</text:p>
              </table:table-cell>
              <table:table-cell office:value-type="float" office:value="0.796443706619333">
                <text:p>0.796443706619333</text:p>
              </table:table-cell>
              <table:table-cell office:value-type="float" office:value="0.134407295874042">
                <text:p>0.134407295874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34812504584634">
                <text:p>0.534812504584634</text:p>
              </table:table-cell>
              <table:table-cell office:value-type="float" office:value="0.770280586415864">
                <text:p>0.770280586415864</text:p>
              </table:table-cell>
              <table:table-cell office:value-type="float" office:value="0.133325623568387">
                <text:p>0.133325623568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36047005437701">
                <text:p>0.536047005437701</text:p>
              </table:table-cell>
              <table:table-cell office:value-type="float" office:value="0.746857228318047">
                <text:p>0.746857228318047</text:p>
              </table:table-cell>
              <table:table-cell office:value-type="float" office:value="0.132124479331934">
                <text:p>0.132124479331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68823099844242">
                <text:p>0.568823099844242</text:p>
              </table:table-cell>
              <table:table-cell office:value-type="float" office:value="0.729053815470667">
                <text:p>0.729053815470667</text:p>
              </table:table-cell>
              <table:table-cell office:value-type="float" office:value="0.130705138037244">
                <text:p>0.130705138037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51798767719856">
                <text:p>0.551798767719856</text:p>
              </table:table-cell>
              <table:table-cell office:value-type="float" office:value="0.711328310695586">
                <text:p>0.711328310695586</text:p>
              </table:table-cell>
              <table:table-cell office:value-type="float" office:value="0.129320197735202">
                <text:p>0.129320197735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77712829537227">
                <text:p>0.577712829537227</text:p>
              </table:table-cell>
              <table:table-cell office:value-type="float" office:value="0.69796676257975">
                <text:p>0.69796676257975</text:p>
              </table:table-cell>
              <table:table-cell office:value-type="float" office:value="0.127828519951786">
                <text:p>0.127828519951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19990865116945">
                <text:p>0.519990865116945</text:p>
              </table:table-cell>
              <table:table-cell office:value-type="float" office:value="0.680169172833469">
                <text:p>0.680169172833469</text:p>
              </table:table-cell>
              <table:table-cell office:value-type="float" office:value="0.12651862982757">
                <text:p>0.12651862982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87886108313986">
                <text:p>0.587886108313986</text:p>
              </table:table-cell>
              <table:table-cell office:value-type="float" office:value="0.670940866381521">
                <text:p>0.670940866381521</text:p>
              </table:table-cell>
              <table:table-cell office:value-type="float" office:value="0.125004445815039">
                <text:p>0.125004445815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73720473707788">
                <text:p>0.573720473707788</text:p>
              </table:table-cell>
              <table:table-cell office:value-type="float" office:value="0.661218827114148">
                <text:p>0.661218827114148</text:p>
              </table:table-cell>
              <table:table-cell office:value-type="float" office:value="0.123537589765462">
                <text:p>0.123537589765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10060267076533">
                <text:p>0.510060267076533</text:p>
              </table:table-cell>
              <table:table-cell office:value-type="float" office:value="0.646102971110386">
                <text:p>0.646102971110386</text:p>
              </table:table-cell>
              <table:table-cell office:value-type="float" office:value="0.122240923438985">
                <text:p>0.122240923438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91928242934591">
                <text:p>0.591928242934591</text:p>
              </table:table-cell>
              <table:table-cell office:value-type="float" office:value="0.640685498292807">
                <text:p>0.640685498292807</text:p>
              </table:table-cell>
              <table:table-cell office:value-type="float" office:value="0.120779171567169">
                <text:p>0.120779171567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24581675918459">
                <text:p>0.524581675918459</text:p>
              </table:table-cell>
              <table:table-cell office:value-type="float" office:value="0.629075116055372">
                <text:p>0.629075116055372</text:p>
              </table:table-cell>
              <table:table-cell office:value-type="float" office:value="0.119455553584813">
                <text:p>0.1194555535848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461724177603">
                <text:p>0.50461724177603</text:p>
              </table:table-cell>
              <table:table-cell office:value-type="float" office:value="0.616629328627438">
                <text:p>0.616629328627438</text:p>
              </table:table-cell>
              <table:table-cell office:value-type="float" office:value="0.118182829227861">
                <text:p>0.118182829227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31984301404593">
                <text:p>0.531984301404593</text:p>
              </table:table-cell>
              <table:table-cell office:value-type="float" office:value="0.608164825905153">
                <text:p>0.608164825905153</text:p>
              </table:table-cell>
              <table:table-cell office:value-type="float" office:value="0.116860719146512">
                <text:p>0.116860719146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50257417082317">
                <text:p>0.550257417082317</text:p>
              </table:table-cell>
              <table:table-cell office:value-type="float" office:value="0.60237408502287">
                <text:p>0.60237408502287</text:p>
              </table:table-cell>
              <table:table-cell office:value-type="float" office:value="0.11553345668059">
                <text:p>0.11553345668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55121405012207">
                <text:p>0.555121405012207</text:p>
              </table:table-cell>
              <table:table-cell office:value-type="float" office:value="0.597648817021803">
                <text:p>0.597648817021803</text:p>
              </table:table-cell>
              <table:table-cell office:value-type="float" office:value="0.114226274198884">
                <text:p>0.114226274198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